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ac7d" officeooo:paragraph-rsid="0019ac7d"/>
    </style:style>
    <style:style style:name="P12" style:family="paragraph" style:parent-style-name="Text_20_body">
      <style:text-properties officeooo:rsid="0019ac7d" officeooo:paragraph-rsid="00641703"/>
    </style:style>
    <style:style style:name="P13" style:family="paragraph" style:parent-style-name="Text_20_body">
      <style:text-properties officeooo:rsid="001b81db" officeooo:paragraph-rsid="001b81db"/>
    </style:style>
    <style:style style:name="P14" style:family="paragraph" style:parent-style-name="Text_20_body">
      <style:text-properties officeooo:rsid="001b81db" officeooo:paragraph-rsid="00641703"/>
    </style:style>
    <style:style style:name="P15" style:family="paragraph" style:parent-style-name="Text_20_body">
      <style:text-properties officeooo:rsid="001babca" officeooo:paragraph-rsid="001babca"/>
    </style:style>
    <style:style style:name="P16" style:family="paragraph" style:parent-style-name="Text_20_body">
      <style:text-properties officeooo:rsid="001c1dcd" officeooo:paragraph-rsid="001c1dcd"/>
    </style:style>
    <style:style style:name="P17" style:family="paragraph" style:parent-style-name="Text_20_body">
      <style:text-properties officeooo:rsid="001fbfaa" officeooo:paragraph-rsid="00641703"/>
    </style:style>
    <style:style style:name="P18" style:family="paragraph" style:parent-style-name="Text_20_body">
      <style:text-properties officeooo:rsid="001ba8b2" officeooo:paragraph-rsid="001ba8b2"/>
    </style:style>
    <style:style style:name="P19" style:family="paragraph" style:parent-style-name="Text_20_body">
      <style:text-properties officeooo:rsid="00374904" officeooo:paragraph-rsid="00374904"/>
    </style:style>
    <style:style style:name="P20" style:family="paragraph" style:parent-style-name="Text_20_body">
      <style:text-properties officeooo:rsid="004589dc" officeooo:paragraph-rsid="004589dc"/>
    </style:style>
    <style:style style:name="P21" style:family="paragraph" style:parent-style-name="Text_20_body">
      <style:text-properties officeooo:rsid="0046762e" officeooo:paragraph-rsid="0046762e"/>
    </style:style>
    <style:style style:name="P22" style:family="paragraph" style:parent-style-name="Text_20_body">
      <style:text-properties officeooo:rsid="0046762e" officeooo:paragraph-rsid="0047e0f0"/>
    </style:style>
    <style:style style:name="P23" style:family="paragraph" style:parent-style-name="Text_20_body">
      <style:text-properties officeooo:rsid="0049d4a1" officeooo:paragraph-rsid="0049d4a1"/>
    </style:style>
    <style:style style:name="P24" style:family="paragraph" style:parent-style-name="Text_20_body">
      <style:text-properties officeooo:rsid="0047e0f0" officeooo:paragraph-rsid="0047e0f0"/>
    </style:style>
    <style:style style:name="P25" style:family="paragraph" style:parent-style-name="Text_20_body">
      <style:text-properties officeooo:rsid="004bc689" officeooo:paragraph-rsid="004bc689"/>
    </style:style>
    <style:style style:name="P26" style:family="paragraph" style:parent-style-name="Text_20_body">
      <style:text-properties officeooo:rsid="004c8c19" officeooo:paragraph-rsid="004c8c19"/>
    </style:style>
    <style:style style:name="P27" style:family="paragraph" style:parent-style-name="Text_20_body">
      <style:text-properties officeooo:rsid="005b66d5" officeooo:paragraph-rsid="00641703"/>
    </style:style>
    <style:style style:name="P28" style:family="paragraph" style:parent-style-name="Text_20_body">
      <style:text-properties officeooo:rsid="005b66d5" officeooo:paragraph-rsid="005b66d5"/>
    </style:style>
    <style:style style:name="P29" style:family="paragraph" style:parent-style-name="Text_20_body">
      <style:text-properties officeooo:rsid="006977bb" officeooo:paragraph-rsid="006977bb"/>
    </style:style>
    <style:style style:name="P30" style:family="paragraph" style:parent-style-name="Text_20_body">
      <style:text-properties officeooo:rsid="00755dd8" officeooo:paragraph-rsid="00755dd8"/>
    </style:style>
    <style:style style:name="P31" style:family="paragraph" style:parent-style-name="Text_20_body">
      <style:text-properties officeooo:rsid="006b616f" officeooo:paragraph-rsid="006b616f"/>
    </style:style>
    <style:style style:name="P32" style:family="paragraph" style:parent-style-name="Text_20_body">
      <style:text-properties officeooo:rsid="0079c3c9" officeooo:paragraph-rsid="0079c3c9"/>
    </style:style>
    <style:style style:name="P33" style:family="paragraph" style:parent-style-name="Text_20_body">
      <style:text-properties officeooo:rsid="0079c3c9" officeooo:paragraph-rsid="007b8c1d"/>
    </style:style>
    <style:style style:name="P34" style:family="paragraph" style:parent-style-name="Text_20_body">
      <style:text-properties officeooo:rsid="007ed2dd" officeooo:paragraph-rsid="007ed2dd"/>
    </style:style>
    <style:style style:name="P35" style:family="paragraph" style:parent-style-name="Text_20_body">
      <style:text-properties officeooo:rsid="0080eca7" officeooo:paragraph-rsid="0080eca7"/>
    </style:style>
    <style:style style:name="P36" style:family="paragraph" style:parent-style-name="Text_20_body">
      <style:text-properties officeooo:rsid="008347c5"/>
    </style:style>
    <style:style style:name="P37" style:family="paragraph" style:parent-style-name="Text_20_body">
      <style:text-properties officeooo:rsid="008347c5" officeooo:paragraph-rsid="008347c5"/>
    </style:style>
    <style:style style:name="P38" style:family="paragraph" style:parent-style-name="Text_20_body">
      <style:text-properties officeooo:rsid="008708ec" officeooo:paragraph-rsid="008708ec"/>
    </style:style>
    <style:style style:name="P39" style:family="paragraph" style:parent-style-name="Text_20_body">
      <style:text-properties officeooo:rsid="00235989" officeooo:paragraph-rsid="00235989"/>
    </style:style>
    <style:style style:name="P40" style:family="paragraph" style:parent-style-name="Text_20_body">
      <style:text-properties officeooo:rsid="0090fd1f" officeooo:paragraph-rsid="0090fd1f"/>
    </style:style>
    <style:style style:name="P41" style:family="paragraph" style:parent-style-name="Text_20_body">
      <style:text-properties officeooo:rsid="00910b3f" officeooo:paragraph-rsid="00910b3f"/>
    </style:style>
    <style:style style:name="P42" style:family="paragraph" style:parent-style-name="Text_20_body">
      <style:text-properties officeooo:rsid="00973dad" officeooo:paragraph-rsid="0097d75c"/>
    </style:style>
    <style:style style:name="P43" style:family="paragraph" style:parent-style-name="Text_20_body">
      <style:text-properties officeooo:rsid="0097d75c" officeooo:paragraph-rsid="0097d75c"/>
    </style:style>
    <style:style style:name="P44" style:family="paragraph" style:parent-style-name="Text_20_body">
      <style:text-properties officeooo:rsid="009c6547" officeooo:paragraph-rsid="009c6547"/>
    </style:style>
    <style:style style:name="P45" style:family="paragraph" style:parent-style-name="Text_20_body">
      <style:text-properties officeooo:rsid="009d910b" officeooo:paragraph-rsid="009d910b"/>
    </style:style>
    <style:style style:name="P46" style:family="paragraph" style:parent-style-name="Text_20_body">
      <style:text-properties officeooo:rsid="009d910b" officeooo:paragraph-rsid="009e30c0"/>
    </style:style>
    <style:style style:name="P47" style:family="paragraph" style:parent-style-name="Text_20_body">
      <style:text-properties officeooo:rsid="00a23226" officeooo:paragraph-rsid="00a23226"/>
    </style:style>
    <style:style style:name="P48" style:family="paragraph" style:parent-style-name="Text_20_body">
      <style:text-properties officeooo:rsid="0078030b" officeooo:paragraph-rsid="0078030b"/>
    </style:style>
    <style:style style:name="P49" style:family="paragraph" style:parent-style-name="Text_20_body">
      <style:text-properties officeooo:rsid="00aad815" officeooo:paragraph-rsid="00aad815"/>
    </style:style>
    <style:style style:name="P50" style:family="paragraph" style:parent-style-name="Text_20_body">
      <style:text-properties officeooo:rsid="002fdb62" officeooo:paragraph-rsid="002fdb62"/>
    </style:style>
    <style:style style:name="P51" style:family="paragraph" style:parent-style-name="Text_20_body">
      <style:text-properties officeooo:rsid="00ac4460" officeooo:paragraph-rsid="00ac4460"/>
    </style:style>
    <style:style style:name="P52" style:family="paragraph" style:parent-style-name="Text_20_body">
      <style:text-properties officeooo:rsid="009e6978" officeooo:paragraph-rsid="00adebd2"/>
    </style:style>
    <style:style style:name="P53" style:family="paragraph" style:parent-style-name="Cover_20_Subtitle">
      <style:text-properties officeooo:rsid="0012ace1" officeooo:paragraph-rsid="0012ace1"/>
    </style:style>
    <style:style style:name="P54" style:family="paragraph" style:parent-style-name="Cover_20_Subtitle">
      <style:text-properties fo:font-size="20pt" fo:language="en" fo:country="US" officeooo:paragraph-rsid="0012ace1" style:font-size-asian="10.5pt"/>
    </style:style>
    <style:style style:name="P55" style:family="paragraph" style:parent-style-name="Cover_20_Title">
      <style:text-properties officeooo:paragraph-rsid="0012ace1"/>
    </style:style>
    <style:style style:name="P56" style:family="paragraph" style:parent-style-name="Cover_20_Title">
      <style:text-properties fo:font-size="20pt" fo:language="en" fo:country="US" officeooo:paragraph-rsid="0012ace1" style:font-size-asian="10.5pt"/>
    </style:style>
    <style:style style:name="P57" style:family="paragraph" style:parent-style-name="Table_20_Contents">
      <style:text-properties officeooo:rsid="001babca" officeooo:paragraph-rsid="001babca"/>
    </style:style>
    <style:style style:name="P58" style:family="paragraph" style:parent-style-name="Table_20_Contents">
      <style:text-properties officeooo:rsid="001babca" officeooo:paragraph-rsid="001c1dcd"/>
    </style:style>
    <style:style style:name="P59" style:family="paragraph" style:parent-style-name="Table_20_Contents">
      <style:text-properties officeooo:rsid="001babca" officeooo:paragraph-rsid="003bc162"/>
    </style:style>
    <style:style style:name="P60" style:family="paragraph" style:parent-style-name="Table_20_Contents">
      <style:text-properties officeooo:rsid="001babca" officeooo:paragraph-rsid="00aad815"/>
    </style:style>
    <style:style style:name="P61" style:family="paragraph" style:parent-style-name="Table_20_Contents">
      <style:text-properties officeooo:paragraph-rsid="001babca"/>
    </style:style>
    <style:style style:name="P62" style:family="paragraph" style:parent-style-name="Table_20_Contents">
      <style:text-properties officeooo:rsid="001c1dcd" officeooo:paragraph-rsid="001c1dcd"/>
    </style:style>
    <style:style style:name="P63" style:family="paragraph" style:parent-style-name="Table_20_Contents">
      <style:text-properties officeooo:rsid="003bc162" officeooo:paragraph-rsid="003bc162"/>
    </style:style>
    <style:style style:name="P64" style:family="paragraph" style:parent-style-name="Table_20_Contents">
      <style:text-properties officeooo:rsid="003bc162" officeooo:paragraph-rsid="008347c5"/>
    </style:style>
    <style:style style:name="P65" style:family="paragraph" style:parent-style-name="Table_20_Contents">
      <style:text-properties officeooo:rsid="0043eefa" officeooo:paragraph-rsid="0043eefa"/>
    </style:style>
    <style:style style:name="P66" style:family="paragraph" style:parent-style-name="Table_20_Contents">
      <style:text-properties officeooo:rsid="004bc689" officeooo:paragraph-rsid="004bc689"/>
    </style:style>
    <style:style style:name="P67" style:family="paragraph" style:parent-style-name="Table_20_Contents">
      <style:text-properties officeooo:rsid="006b616f" officeooo:paragraph-rsid="006b616f"/>
    </style:style>
    <style:style style:name="P68" style:family="paragraph" style:parent-style-name="Table_20_Contents">
      <style:text-properties officeooo:rsid="006b616f" officeooo:paragraph-rsid="001babca"/>
    </style:style>
    <style:style style:name="P69" style:family="paragraph" style:parent-style-name="Table_20_Contents">
      <style:text-properties officeooo:rsid="006b616f" officeooo:paragraph-rsid="00aad815"/>
    </style:style>
    <style:style style:name="P70" style:family="paragraph" style:parent-style-name="Table_20_Contents">
      <style:text-properties officeooo:rsid="006d06ec" officeooo:paragraph-rsid="006d06ec"/>
    </style:style>
    <style:style style:name="P71" style:family="paragraph" style:parent-style-name="Table_20_Contents">
      <style:text-properties officeooo:rsid="00774b9f"/>
    </style:style>
    <style:style style:name="P72" style:family="paragraph" style:parent-style-name="Table_20_Contents">
      <style:text-properties officeooo:rsid="00774b9f" officeooo:paragraph-rsid="00774b9f"/>
    </style:style>
    <style:style style:name="P73" style:family="paragraph" style:parent-style-name="Table_20_Contents">
      <style:text-properties officeooo:rsid="0078030b" officeooo:paragraph-rsid="0078030b"/>
    </style:style>
    <style:style style:name="P74" style:family="paragraph" style:parent-style-name="Table_20_Contents">
      <style:text-properties officeooo:rsid="0078030b" officeooo:paragraph-rsid="001babca"/>
    </style:style>
    <style:style style:name="P75" style:family="paragraph" style:parent-style-name="Table_20_Contents">
      <style:text-properties officeooo:rsid="0078b928" officeooo:paragraph-rsid="0078b928"/>
    </style:style>
    <style:style style:name="P76" style:family="paragraph" style:parent-style-name="Table_20_Contents">
      <style:text-properties officeooo:rsid="0079bd09" officeooo:paragraph-rsid="0078b928"/>
    </style:style>
    <style:style style:name="P77" style:family="paragraph" style:parent-style-name="Table_20_Contents">
      <style:text-properties officeooo:rsid="008347c5" officeooo:paragraph-rsid="008347c5"/>
    </style:style>
    <style:style style:name="P78" style:family="paragraph" style:parent-style-name="Table_20_Contents">
      <style:text-properties officeooo:rsid="008708ec" officeooo:paragraph-rsid="008708ec"/>
    </style:style>
    <style:style style:name="P79" style:family="paragraph" style:parent-style-name="Table_20_Contents">
      <style:text-properties officeooo:rsid="0090fd1f" officeooo:paragraph-rsid="0090fd1f"/>
    </style:style>
    <style:style style:name="P80" style:family="paragraph" style:parent-style-name="Table_20_Contents">
      <style:text-properties officeooo:rsid="00aad815" officeooo:paragraph-rsid="00aad815"/>
    </style:style>
    <style:style style:name="P81" style:family="paragraph" style:parent-style-name="Table_20_Contents">
      <style:text-properties officeooo:rsid="00b811aa" officeooo:paragraph-rsid="00b811aa"/>
    </style:style>
    <style:style style:name="P82" style:family="paragraph" style:parent-style-name="Table_20_Heading">
      <style:text-properties officeooo:rsid="001babca" officeooo:paragraph-rsid="001babca"/>
    </style:style>
    <style:style style:name="P83" style:family="paragraph" style:parent-style-name="Table_20_Heading">
      <style:text-properties officeooo:rsid="001babca" officeooo:paragraph-rsid="004bc689"/>
    </style:style>
    <style:style style:name="P84" style:family="paragraph" style:parent-style-name="Table_20_Heading">
      <style:text-properties officeooo:rsid="001babca" officeooo:paragraph-rsid="008347c5"/>
    </style:style>
    <style:style style:name="P85" style:family="paragraph" style:parent-style-name="Table_20_Heading">
      <style:text-properties officeooo:rsid="001babca" officeooo:paragraph-rsid="008708ec"/>
    </style:style>
    <style:style style:name="P86" style:family="paragraph" style:parent-style-name="Table_20_Heading">
      <style:text-properties officeooo:rsid="003ec778" officeooo:paragraph-rsid="003ec778"/>
    </style:style>
    <style:style style:name="P87" style:family="paragraph" style:parent-style-name="Table_20_Heading">
      <style:text-properties officeooo:rsid="004bc689" officeooo:paragraph-rsid="004bc689"/>
    </style:style>
    <style:style style:name="P88" style:family="paragraph" style:parent-style-name="Table_20_Heading">
      <style:text-properties officeooo:rsid="008347c5" officeooo:paragraph-rsid="008347c5"/>
    </style:style>
    <style:style style:name="P89" style:family="paragraph" style:parent-style-name="Text_20_body">
      <style:paragraph-properties fo:margin-left="0cm" fo:margin-right="0cm" fo:text-indent="0cm" style:auto-text-indent="false"/>
      <style:text-properties officeooo:rsid="003bc162" officeooo:paragraph-rsid="003bc162"/>
    </style:style>
    <style:style style:name="P90" style:family="paragraph" style:parent-style-name="Quellcode">
      <style:text-properties officeooo:paragraph-rsid="00641703"/>
    </style:style>
    <style:style style:name="P91" style:family="paragraph" style:parent-style-name="Quellcode">
      <style:text-properties officeooo:paragraph-rsid="0085c786"/>
    </style:style>
    <style:style style:name="P92" style:family="paragraph" style:parent-style-name="Quellcode">
      <style:text-properties officeooo:rsid="00973dad" officeooo:paragraph-rsid="00973dad"/>
    </style:style>
    <style:style style:name="P93" style:family="paragraph" style:parent-style-name="Quellcode">
      <style:text-properties officeooo:paragraph-rsid="00a79741"/>
    </style:style>
    <style:style style:name="P94" style:family="paragraph" style:parent-style-name="Quellcode">
      <style:text-properties officeooo:paragraph-rsid="00ac4460"/>
    </style:style>
    <style:style style:name="P95" style:family="paragraph" style:parent-style-name="Quellcode_20_-_20_Blocks">
      <style:text-properties officeooo:rsid="00973dad" officeooo:paragraph-rsid="00973dad"/>
    </style:style>
    <style:style style:name="P96" style:family="paragraph" style:parent-style-name="Quellcode_20_-_20_Blocks">
      <style:text-properties officeooo:paragraph-rsid="00ac4460"/>
    </style:style>
    <style:style style:name="P97" style:family="paragraph" style:parent-style-name="Quellcode_20_-_20_Blocks">
      <style:text-properties officeooo:paragraph-rsid="00acd039"/>
    </style:style>
    <style:style style:name="P98" style:family="paragraph" style:parent-style-name="Quellcode_20_-_20_Blocks">
      <style:text-properties officeooo:paragraph-rsid="00afe70c"/>
    </style:style>
    <style:style style:name="P99" style:family="paragraph" style:parent-style-name="Textkörper_20_-_20_Example">
      <style:text-properties officeooo:paragraph-rsid="009e30c0"/>
    </style:style>
    <style:style style:name="P100" style:family="paragraph" style:parent-style-name="Textkörper_20_-_20_Example">
      <style:text-properties officeooo:paragraph-rsid="00ac4460"/>
    </style:style>
    <style:style style:name="P101" style:family="paragraph" style:parent-style-name="Text_20_body">
      <style:paragraph-properties fo:break-before="page"/>
      <style:text-properties officeooo:rsid="009e6978" officeooo:paragraph-rsid="00adebd2"/>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7cm" style:type="right" style:leader-style="dotted" style:leader-text="."/>
        </style:tab-stops>
      </style:paragraph-properties>
    </style:style>
    <style:style style:name="P105" style:family="paragraph" style:parent-style-name="Contents_20_4">
      <style:paragraph-properties>
        <style:tab-stops>
          <style:tab-stop style:position="17cm" style:type="right" style:leader-style="dotted" style:leader-text="."/>
        </style:tab-stops>
      </style:paragraph-properties>
    </style:style>
    <style:style style:name="P106"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07" style:family="paragraph" style:parent-style-name="Text_20_body" style:list-style-name="L1">
      <style:text-properties officeooo:rsid="0015e7e7" officeooo:paragraph-rsid="0015e7e7"/>
    </style:style>
    <style:style style:name="P108" style:family="paragraph" style:parent-style-name="Text_20_body" style:list-style-name="L1">
      <style:text-properties officeooo:rsid="0015e7e7" officeooo:paragraph-rsid="00a509f0"/>
    </style:style>
    <style:style style:name="P109" style:family="paragraph" style:parent-style-name="Text_20_body" style:list-style-name="L1">
      <style:text-properties officeooo:rsid="004bc689" officeooo:paragraph-rsid="004bc689"/>
    </style:style>
    <style:style style:name="P110" style:family="paragraph" style:parent-style-name="Text_20_body" style:list-style-name="L1">
      <style:text-properties officeooo:rsid="0046762e" officeooo:paragraph-rsid="0046762e"/>
    </style:style>
    <style:style style:name="P111" style:family="paragraph" style:parent-style-name="Text_20_body" style:list-style-name="L1">
      <style:text-properties officeooo:rsid="00a509f0" officeooo:paragraph-rsid="00a509f0"/>
    </style:style>
    <style:style style:name="P112" style:family="paragraph" style:parent-style-name="Text_20_body" style:list-style-name="L2">
      <style:text-properties officeooo:rsid="00170844" officeooo:paragraph-rsid="00170844"/>
    </style:style>
    <style:style style:name="P113" style:family="paragraph" style:parent-style-name="Text_20_body" style:list-style-name="L2">
      <style:text-properties officeooo:rsid="0066b2a9" officeooo:paragraph-rsid="0066b2a9"/>
    </style:style>
    <style:style style:name="P114" style:family="paragraph" style:parent-style-name="Text_20_body" style:list-style-name="L2">
      <style:text-properties officeooo:rsid="004565d7" officeooo:paragraph-rsid="004565d7"/>
    </style:style>
    <style:style style:name="P115" style:family="paragraph" style:parent-style-name="Text_20_body" style:list-style-name="L2">
      <style:text-properties officeooo:rsid="004d3ee2" officeooo:paragraph-rsid="004d3ee2"/>
    </style:style>
    <style:style style:name="P116" style:family="paragraph" style:parent-style-name="Text_20_body" style:list-style-name="L2">
      <style:text-properties officeooo:rsid="00acd039" officeooo:paragraph-rsid="00acd039"/>
    </style:style>
    <style:style style:name="P117" style:family="paragraph" style:parent-style-name="Text_20_body" style:list-style-name="L2">
      <style:text-properties officeooo:rsid="004f338a" officeooo:paragraph-rsid="004f338a"/>
    </style:style>
    <style:style style:name="P118" style:family="paragraph" style:parent-style-name="Text_20_body" style:list-style-name="L3">
      <style:text-properties officeooo:rsid="0047e0f0" officeooo:paragraph-rsid="0047e0f0"/>
    </style:style>
    <style:style style:name="P119" style:family="paragraph" style:parent-style-name="Heading_20_1">
      <style:text-properties officeooo:rsid="001ba8b2" officeooo:paragraph-rsid="001ba8b2"/>
    </style:style>
    <style:style style:name="P120" style:family="paragraph" style:parent-style-name="Heading_20_1">
      <style:text-properties officeooo:rsid="0013042c" officeooo:paragraph-rsid="0013042c"/>
    </style:style>
    <style:style style:name="P121" style:family="paragraph" style:parent-style-name="Heading_20_1" style:master-page-name="Standard">
      <style:paragraph-properties style:page-number="1" fo:break-before="page"/>
    </style:style>
    <style:style style:name="P122" style:family="paragraph" style:parent-style-name="Heading_20_2">
      <style:text-properties officeooo:rsid="0015e7e7" officeooo:paragraph-rsid="0015e7e7"/>
    </style:style>
    <style:style style:name="P123" style:family="paragraph" style:parent-style-name="Heading_20_2">
      <style:text-properties officeooo:rsid="008708ec" officeooo:paragraph-rsid="008708ec"/>
    </style:style>
    <style:style style:name="P124" style:family="paragraph" style:parent-style-name="Heading_20_2">
      <style:text-properties officeooo:rsid="001babca" officeooo:paragraph-rsid="008708ec"/>
    </style:style>
    <style:style style:name="P125" style:family="paragraph" style:parent-style-name="Heading_20_2">
      <style:text-properties officeooo:rsid="001babca" officeooo:paragraph-rsid="001babca"/>
    </style:style>
    <style:style style:name="P126" style:family="paragraph" style:parent-style-name="Heading_20_2">
      <style:text-properties officeooo:rsid="0073cc52" officeooo:paragraph-rsid="0073cc52"/>
    </style:style>
    <style:style style:name="P127" style:family="paragraph" style:parent-style-name="Heading_20_2">
      <style:text-properties officeooo:rsid="00170f85" officeooo:paragraph-rsid="00170f85"/>
    </style:style>
    <style:style style:name="P128" style:family="paragraph" style:parent-style-name="Heading_20_2">
      <style:text-properties officeooo:rsid="001953ee" officeooo:paragraph-rsid="001953ee"/>
    </style:style>
    <style:style style:name="P129" style:family="paragraph" style:parent-style-name="Heading_20_2">
      <style:text-properties officeooo:rsid="0013042c" officeooo:paragraph-rsid="008a3420"/>
    </style:style>
    <style:style style:name="P130" style:family="paragraph" style:parent-style-name="Heading_20_3">
      <style:text-properties officeooo:rsid="00170844" officeooo:paragraph-rsid="00170844"/>
    </style:style>
    <style:style style:name="P131" style:family="paragraph" style:parent-style-name="Heading_20_3">
      <style:text-properties officeooo:rsid="004bc689" officeooo:paragraph-rsid="004bc689"/>
    </style:style>
    <style:style style:name="P132" style:family="paragraph" style:parent-style-name="Heading_20_3">
      <style:text-properties officeooo:rsid="009d910b" officeooo:paragraph-rsid="009d910b"/>
    </style:style>
    <style:style style:name="P133" style:family="paragraph" style:parent-style-name="Heading_20_3">
      <style:text-properties officeooo:rsid="00170f85" officeooo:paragraph-rsid="006977bb"/>
    </style:style>
    <style:style style:name="P134" style:family="paragraph" style:parent-style-name="Heading_20_3">
      <style:text-properties officeooo:rsid="0046762e" officeooo:paragraph-rsid="0046762e"/>
    </style:style>
    <style:style style:name="P135" style:family="paragraph" style:parent-style-name="Heading_20_3">
      <style:text-properties officeooo:rsid="008347c5" officeooo:paragraph-rsid="008347c5"/>
    </style:style>
    <style:style style:name="P136" style:family="paragraph" style:parent-style-name="Heading_20_3">
      <style:text-properties officeooo:rsid="001953ee" officeooo:paragraph-rsid="001953ee"/>
    </style:style>
    <style:style style:name="P137" style:family="paragraph" style:parent-style-name="Cover_20_Subtitle" style:master-page-name="First_20_Page">
      <style:paragraph-properties style:page-number="auto" fo:break-before="page"/>
      <style:text-properties officeooo:paragraph-rsid="0012ace1"/>
    </style:style>
    <style:style style:name="P138" style:family="paragraph" style:parent-style-name="Heading_20_4">
      <style:text-properties officeooo:rsid="006977bb" officeooo:paragraph-rsid="006977bb"/>
    </style:style>
    <style:style style:name="P139" style:family="paragraph" style:parent-style-name="Heading_20_4">
      <style:text-properties officeooo:rsid="007ed2dd" officeooo:paragraph-rsid="007ed2dd"/>
    </style:style>
    <style:style style:name="T1" style:family="text">
      <style:text-properties officeooo:rsid="0012ace1"/>
    </style:style>
    <style:style style:name="T2" style:family="text">
      <style:text-properties officeooo:rsid="00b3e9e2"/>
    </style:style>
    <style:style style:name="T3" style:family="text">
      <style:text-properties officeooo:rsid="0015e7e7"/>
    </style:style>
    <style:style style:name="T4" style:family="text">
      <style:text-properties officeooo:rsid="00170f85"/>
    </style:style>
    <style:style style:name="T5" style:family="text">
      <style:text-properties officeooo:rsid="0018c273"/>
    </style:style>
    <style:style style:name="T6" style:family="text">
      <style:text-properties officeooo:rsid="0019ac7d"/>
    </style:style>
    <style:style style:name="T7" style:family="text">
      <style:text-properties officeooo:rsid="001babca"/>
    </style:style>
    <style:style style:name="T8" style:family="text">
      <style:text-properties officeooo:rsid="001c1dcd"/>
    </style:style>
    <style:style style:name="T9" style:family="text">
      <style:text-properties officeooo:rsid="001d6df3"/>
    </style:style>
    <style:style style:name="T10" style:family="text">
      <style:text-properties officeooo:rsid="001fbfaa"/>
    </style:style>
    <style:style style:name="T11" style:family="text">
      <style:text-properties officeooo:rsid="0024edc4"/>
    </style:style>
    <style:style style:name="T12" style:family="text">
      <style:text-properties officeooo:rsid="00268dbd"/>
    </style:style>
    <style:style style:name="T13" style:family="text">
      <style:text-properties officeooo:rsid="0027b4b4"/>
    </style:style>
    <style:style style:name="T14" style:family="text">
      <style:text-properties officeooo:rsid="0028a085"/>
    </style:style>
    <style:style style:name="T15" style:family="text">
      <style:text-properties officeooo:rsid="0029c7ef"/>
    </style:style>
    <style:style style:name="T16" style:family="text">
      <style:text-properties officeooo:rsid="002acaa9"/>
    </style:style>
    <style:style style:name="T17" style:family="text">
      <style:text-properties officeooo:rsid="002c5442"/>
    </style:style>
    <style:style style:name="T18" style:family="text">
      <style:text-properties officeooo:rsid="0031f54b"/>
    </style:style>
    <style:style style:name="T19" style:family="text">
      <style:text-properties officeooo:rsid="003323af"/>
    </style:style>
    <style:style style:name="T20" style:family="text">
      <style:text-properties officeooo:rsid="003bc162"/>
    </style:style>
    <style:style style:name="T21" style:family="text">
      <style:text-properties officeooo:rsid="0041fef0"/>
    </style:style>
    <style:style style:name="T22" style:family="text">
      <style:text-properties officeooo:rsid="004565d7"/>
    </style:style>
    <style:style style:name="T23" style:family="text">
      <style:text-properties officeooo:rsid="004589dc"/>
    </style:style>
    <style:style style:name="T24" style:family="text">
      <style:text-properties officeooo:rsid="0046762e"/>
    </style:style>
    <style:style style:name="T25" style:family="text">
      <style:text-properties officeooo:rsid="004ade61"/>
    </style:style>
    <style:style style:name="T26" style:family="text">
      <style:text-properties officeooo:rsid="004dbadd"/>
    </style:style>
    <style:style style:name="T27" style:family="text">
      <style:text-properties officeooo:rsid="0050ffb1"/>
    </style:style>
    <style:style style:name="T28" style:family="text">
      <style:text-properties officeooo:rsid="0013042c"/>
    </style:style>
    <style:style style:name="T29" style:family="text">
      <style:text-properties officeooo:rsid="00597a58"/>
    </style:style>
    <style:style style:name="T30" style:family="text">
      <style:text-properties officeooo:rsid="005b66d5"/>
    </style:style>
    <style:style style:name="T31" style:family="text">
      <style:text-properties officeooo:rsid="001b81db"/>
    </style:style>
    <style:style style:name="T32" style:family="text">
      <style:text-properties style:use-window-font-color="true" fo:language="en" fo:country="US" style:font-size-asian="10.5pt"/>
    </style:style>
    <style:style style:name="T33" style:family="text">
      <style:text-properties style:use-window-font-color="true" fo:language="en" fo:country="US" officeooo:rsid="001b81db" style:font-size-asian="10.5pt"/>
    </style:style>
    <style:style style:name="T34" style:family="text">
      <style:text-properties style:use-window-font-color="true" fo:language="en" fo:country="US" officeooo:rsid="005bff5a" style:font-size-asian="10.5pt"/>
    </style:style>
    <style:style style:name="T35" style:family="text">
      <style:text-properties fo:language="en" fo:country="US" style:font-size-asian="10.5pt"/>
    </style:style>
    <style:style style:name="T36" style:family="text">
      <style:text-properties fo:language="en" fo:country="US" officeooo:rsid="004d3ee2" style:font-size-asian="10.5pt"/>
    </style:style>
    <style:style style:name="T37" style:family="text">
      <style:text-properties fo:language="en" fo:country="US" officeooo:rsid="001b81db"/>
    </style:style>
    <style:style style:name="T38" style:family="text">
      <style:text-properties officeooo:rsid="005bff5a"/>
    </style:style>
    <style:style style:name="T39" style:family="text">
      <style:text-properties officeooo:rsid="00612d4d"/>
    </style:style>
    <style:style style:name="T40" style:family="text">
      <style:text-properties officeooo:rsid="0063ffb7"/>
    </style:style>
    <style:style style:name="T41" style:family="text">
      <style:text-properties officeooo:rsid="00659c83"/>
    </style:style>
    <style:style style:name="T42" style:family="text">
      <style:text-properties officeooo:rsid="006d06ec"/>
    </style:style>
    <style:style style:name="T43" style:family="text">
      <style:text-properties officeooo:rsid="0073cc52"/>
    </style:style>
    <style:style style:name="T44" style:family="text">
      <style:text-properties officeooo:rsid="00755dd8"/>
    </style:style>
    <style:style style:name="T45" style:family="text">
      <style:text-properties officeooo:rsid="00774b9f"/>
    </style:style>
    <style:style style:name="T46" style:family="text">
      <style:text-properties officeooo:rsid="0078b928"/>
    </style:style>
    <style:style style:name="T47" style:family="text">
      <style:text-properties officeooo:rsid="007b8c1d"/>
    </style:style>
    <style:style style:name="T48" style:family="text">
      <style:text-properties officeooo:rsid="007ceaf1"/>
    </style:style>
    <style:style style:name="T49" style:family="text">
      <style:text-properties officeooo:rsid="007e8476"/>
    </style:style>
    <style:style style:name="T50" style:family="text">
      <style:text-properties officeooo:rsid="0080eca7"/>
    </style:style>
    <style:style style:name="T51" style:family="text">
      <style:text-properties officeooo:rsid="0082cb4b"/>
    </style:style>
    <style:style style:name="T52" style:family="text">
      <style:text-properties style:font-name="Source Code Pro" fo:font-size="10pt" fo:language="en" fo:country="US" officeooo:rsid="008222ab" style:font-size-asian="10.5pt"/>
    </style:style>
    <style:style style:name="T53" style:family="text">
      <style:text-properties officeooo:rsid="008347c5"/>
    </style:style>
    <style:style style:name="T54" style:family="text">
      <style:text-properties officeooo:rsid="00844448"/>
    </style:style>
    <style:style style:name="T55" style:family="text">
      <style:text-properties officeooo:rsid="006977bb"/>
    </style:style>
    <style:style style:name="T56" style:family="text">
      <style:text-properties officeooo:rsid="0085ff7e"/>
    </style:style>
    <style:style style:name="T57" style:family="text">
      <style:text-properties officeooo:rsid="008a3420"/>
    </style:style>
    <style:style style:name="T58" style:family="text">
      <style:text-properties officeooo:rsid="008ad82d"/>
    </style:style>
    <style:style style:name="T59" style:family="text">
      <style:text-properties officeooo:rsid="008b724c"/>
    </style:style>
    <style:style style:name="T60" style:family="text">
      <style:text-properties officeooo:rsid="0092cb5d"/>
    </style:style>
    <style:style style:name="T61" style:family="text">
      <style:text-properties officeooo:rsid="0095c1f0"/>
    </style:style>
    <style:style style:name="T62" style:family="text">
      <style:text-properties officeooo:rsid="0097d75c"/>
    </style:style>
    <style:style style:name="T63" style:family="text">
      <style:text-properties officeooo:rsid="009a717a"/>
    </style:style>
    <style:style style:name="T64" style:family="text">
      <style:text-properties officeooo:rsid="009d910b"/>
    </style:style>
    <style:style style:name="T65" style:family="text">
      <style:text-properties officeooo:rsid="009e30c0"/>
    </style:style>
    <style:style style:name="T66" style:family="text">
      <style:text-properties officeooo:rsid="00a509f0"/>
    </style:style>
    <style:style style:name="T67" style:family="text">
      <style:text-properties officeooo:rsid="00a6e31a"/>
    </style:style>
    <style:style style:name="T68" style:family="text">
      <style:text-properties officeooo:rsid="00a79741"/>
    </style:style>
    <style:style style:name="T69" style:family="text">
      <style:text-properties officeooo:rsid="00ac4460"/>
    </style:style>
    <style:style style:name="T70" style:family="text">
      <style:text-properties officeooo:rsid="00adebd2"/>
    </style:style>
    <style:style style:name="T71" style:family="text">
      <style:text-properties officeooo:rsid="00afe70c"/>
    </style:style>
    <style:style style:name="T72" style:family="text">
      <style:text-properties officeooo:rsid="00b37e30"/>
    </style:style>
    <style:style style:name="T73" style:family="text">
      <style:text-properties officeooo:rsid="00b933a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56"/>
      <text:p text:style-name="P56"/>
      <text:p text:style-name="P56"/>
      <text:p text:style-name="P54"/>
      <text:p text:style-name="P54"/>
      <text:p text:style-name="P54"/>
      <text:p text:style-name="P54"/>
      <text:p text:style-name="P55"><text:title>Parallel Processor User Manual</text:title></text:p>
      <text:p text:style-name="P53"><text:user-defined style:data-style-name="N0" text:name="Autor">Daniel Starke</text:user-defined></text:p>
      <text:p text:style-name="P52"/>
      <text:p text:style-name="P101">COPYRIGHT<text:line-break/><text:line-break/>Parallel Processor Copyright (c) 2015-<text:span text:style-name="T70">2016</text:span> Daniel Starke<text:line-break/><text:line-break/><text:span text:style-name="T70">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S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execute, and transmit the Software, and to prepare derivative works of the<text:line-break/><text:soft-pag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he "Data Files") or Unicode software and any associated documentation<text:line-break/>(the "Software") to deal in the Data Files or Software<text:line-break/><text:soft-pag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06"/>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02"><text:a xlink:type="simple" xlink:href="#__RefHeading__124_1705256343" text:style-name="Index_20_Link" text:visited-style-name="Index_20_Link"><text:s/>1 Introduction<text:tab/>1</text:a></text:p>
          <text:p text:style-name="P102"><text:a xlink:type="simple" xlink:href="#__RefHeading___Toc1906_1061196129" text:style-name="Index_20_Link" text:visited-style-name="Index_20_Link"><text:s/>2 Getting Started<text:tab/>2</text:a></text:p>
          <text:p text:style-name="P102"><text:a xlink:type="simple" xlink:href="#__RefHeading__484_1705256343" text:style-name="Index_20_Link" text:visited-style-name="Index_20_Link"><text:s/>3 Command-line Options<text:tab/>4</text:a></text:p>
          <text:p text:style-name="P102"><text:a xlink:type="simple" xlink:href="#__RefHeading__486_1705256343" text:style-name="Index_20_Link" text:visited-style-name="Index_20_Link"><text:s/>4 Syntax<text:tab/>5</text:a></text:p>
          <text:p text:style-name="P103"><text:a xlink:type="simple" xlink:href="#__RefHeading__490_1705256343" text:style-name="Index_20_Link" text:visited-style-name="Index_20_Link"><text:s/>4.1 Pragma<text:tab/>5</text:a></text:p>
          <text:p text:style-name="P104"><text:a xlink:type="simple" xlink:href="#__RefHeading__492_1705256343" text:style-name="Index_20_Link" text:visited-style-name="Index_20_Link"><text:s/>4.1.1 Enable / Disable<text:tab/>5</text:a></text:p>
          <text:p text:style-name="P104"><text:a xlink:type="simple" xlink:href="#__RefHeading___Toc1337_736936355" text:style-name="Index_20_Link" text:visited-style-name="Index_20_Link"><text:s/>4.1.2 Shell<text:tab/>6</text:a></text:p>
          <text:p text:style-name="P104"><text:a xlink:type="simple" xlink:href="#__RefHeading___Toc1951_1471157510" text:style-name="Index_20_Link" text:visited-style-name="Index_20_Link"><text:s/>4.1.3 Import<text:tab/>7</text:a></text:p>
          <text:p text:style-name="P104"><text:a xlink:type="simple" xlink:href="#__RefHeading___Toc1578_18881313" text:style-name="Index_20_Link" text:visited-style-name="Index_20_Link"><text:s/>4.1.4 Include<text:tab/>7</text:a></text:p>
          <text:p text:style-name="P105"><text:a xlink:type="simple" xlink:href="#__RefHeading___Toc1580_18881313" text:style-name="Index_20_Link" text:visited-style-name="Index_20_Link"><text:s/>4.1.4.1 Global Scope<text:tab/>7</text:a></text:p>
          <text:p text:style-name="P105"><text:a xlink:type="simple" xlink:href="#__RefHeading___Toc1582_18881313" text:style-name="Index_20_Link" text:visited-style-name="Index_20_Link"><text:s/>4.1.4.2 Process Scope<text:tab/>7</text:a></text:p>
          <text:p text:style-name="P105"><text:a xlink:type="simple" xlink:href="#__RefHeading___Toc1583_1092793970" text:style-name="Index_20_Link" text:visited-style-name="Index_20_Link"><text:s/>4.1.4.3 Execution Scope<text:tab/>8</text:a></text:p>
          <text:p text:style-name="P104"><text:a xlink:type="simple" xlink:href="#__RefHeading___Toc1171_1732160339" text:style-name="Index_20_Link" text:visited-style-name="Index_20_Link"><text:s/>4.1.5 Verbosity<text:tab/>8</text:a></text:p>
          <text:p text:style-name="P104"><text:a xlink:type="simple" xlink:href="#__RefHeading__496_1705256343" text:style-name="Index_20_Link" text:visited-style-name="Index_20_Link"><text:s/>4.1.6 Error, Warn, Info and Debug<text:tab/>8</text:a></text:p>
          <text:p text:style-name="P104"><text:a xlink:type="simple" xlink:href="#__RefHeading___Toc1891_1524236331" text:style-name="Index_20_Link" text:visited-style-name="Index_20_Link"><text:s/>4.1.7 If Statement<text:tab/>9</text:a></text:p>
          <text:p text:style-name="P103"><text:a xlink:type="simple" xlink:href="#__RefHeading___Toc1709_658337520" text:style-name="Index_20_Link" text:visited-style-name="Index_20_Link"><text:s/>4.2 Pre-Defined Variables<text:tab/>9</text:a></text:p>
          <text:p text:style-name="P103"><text:a xlink:type="simple" xlink:href="#__RefHeading__498_1705256343" text:style-name="Index_20_Link" text:visited-style-name="Index_20_Link"><text:s/>4.3 Special Variables<text:tab/>10</text:a></text:p>
          <text:p text:style-name="P103"><text:a xlink:type="simple" xlink:href="#__RefHeading___Toc1534_1382254091" text:style-name="Index_20_Link" text:visited-style-name="Index_20_Link"><text:s/>4.4 Variable Removal<text:tab/>12</text:a></text:p>
          <text:p text:style-name="P103"><text:a xlink:type="simple" xlink:href="#__RefHeading__500_1705256343" text:style-name="Index_20_Link" text:visited-style-name="Index_20_Link"><text:s/>4.5 Variable Assignment<text:tab/>12</text:a></text:p>
          <text:p text:style-name="P103"><text:a xlink:type="simple" xlink:href="#__RefHeading__502_1705256343" text:style-name="Index_20_Link" text:visited-style-name="Index_20_Link"><text:s/>4.6 Variable Functions<text:tab/>12</text:a></text:p>
          <text:p text:style-name="P103"><text:a xlink:type="simple" xlink:href="#__RefHeading__504_1705256343" text:style-name="Index_20_Link" text:visited-style-name="Index_20_Link"><text:s/>4.7 Process<text:tab/>13</text:a></text:p>
          <text:p text:style-name="P104"><text:a xlink:type="simple" xlink:href="#__RefHeading__506_1705256343" text:style-name="Index_20_Link" text:visited-style-name="Index_20_Link"><text:s/>4.7.1 Process Block<text:tab/>13</text:a></text:p>
          <text:p text:style-name="P104"><text:a xlink:type="simple" xlink:href="#__RefHeading__508_1705256343" text:style-name="Index_20_Link" text:visited-style-name="Index_20_Link"><text:s/>4.7.2 all Type<text:tab/>14</text:a></text:p>
          <text:p text:style-name="P104"><text:a xlink:type="simple" xlink:href="#__RefHeading__510_1705256343" text:style-name="Index_20_Link" text:visited-style-name="Index_20_Link"><text:s/>4.7.3 foreach Type<text:tab/>14</text:a></text:p>
          <text:p text:style-name="P104"><text:a xlink:type="simple" xlink:href="#__RefHeading___Toc1517_78559491" text:style-name="Index_20_Link" text:visited-style-name="Index_20_Link"><text:s/>4.7.4 none Type<text:tab/>14</text:a></text:p>
          <text:p text:style-name="P103"><text:a xlink:type="simple" xlink:href="#__RefHeading__512_1705256343" text:style-name="Index_20_Link" text:visited-style-name="Index_20_Link"><text:s/>4.8 Execution<text:tab/>14</text:a></text:p>
          <text:p text:style-name="P103"><text:a xlink:type="simple" xlink:href="#__RefHeading___Toc1760_85231407" text:style-name="Index_20_Link" text:visited-style-name="Index_20_Link"><text:s/>4.9 Extended Backus–Naur Form<text:tab/>15</text:a></text:p>
        </text:index-body>
      </text:table-of-content>
      <text:p text:style-name="P3"/>
      <text:list xml:id="list4190699049062108277" text:style-name="Outline">
        <text:list-item>
          <text:h text:style-name="P121" text:outline-level="1"><text:bookmark-start text:name="__RefHeading__124_1705256343"/>Introduction<text:bookmark-end text:name="__RefHeading__124_1705256343"/></text:h>
        </text:list-item>
      </text:list>
      <text:p text:style-name="P18">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39">The only way to operate this application is via console.</text:p>
      <text:list xml:id="list184527976985730"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0">The Parallel Processor operates on files thus a basic use case could be the following example <text:span text:style-name="T60">(a Linux like command-line environment is expected)</text:span>.</text:p>
      <text:p text:style-name="P40">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0">The goal is to utilize our multi-core system to create the thumbnail images in parallel.</text:p>
      <text:p text:style-name="P40">The first step would be to set up our basic script environment.</text:p>
      <text:p text:style-name="P92">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1">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95">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95"><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2"><text:span text:style-name="Inline_20_Code">CreateFolders</text:span> will create all necessary folders. <text:span text:style-name="Inline_20_Code"><text:span text:style-name="T62">CreateImageThumbnail</text:span></text:span><text:span text:style-name="T62"> creates the thumbnails out of the image files. </text:span><text:span text:style-name="Inline_20_Code"><text:span text:style-name="T62">CreatePdfThumbnail</text:span></text:span><text:span text:style-name="T62"> will perform the same for the PDF files using a different application. </text:span><text:span text:style-name="Inline_20_Code"><text:span text:style-name="T62">CreateFramedImage</text:span></text:span><text:span text:style-name="T62"> uses yet another application to create a thumbnail with a frame from all previously created thumbnails. And </text:span><text:span text:style-name="Inline_20_Code"><text:span text:style-name="T62">CreateWebsite</text:span></text:span><text:span text:style-name="T62"> takes in a list with all thumbnails and a link to their original file. Intermediate files marked with </text:span><text:span text:style-name="Inline_20_Code"><text:span text:style-name="T62">~</text:span></text:span><text:span text:style-name="T62"> are deleted at the end.</text:span></text:p>
      <text:p text:style-name="P43">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3">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184529718434696" text:continue-numbering="true" text:style-name="Outline">
        <text:list-item>
          <text:h text:style-name="P119" text:outline-level="1"><text:bookmark-start text:name="__RefHeading__484_1705256343"/>Command-line Options<text:bookmark-end text:name="__RefHeading__484_1705256343"/></text:h>
        </text:list-item>
      </text:list>
      <text:p text:style-name="P15"/>
      <text:p text:style-name="P19">pp -bCf?hj?n [&lt;target&gt; ...] [&lt;variable&gt;=&lt;value&gt; ...]</text:p>
      <text:p text:style-name="P19"/>
      <text:p text:style-name="P19"><text:s/>-b, --build</text:p>
      <text:p text:style-name="P19"><text:s text:c="2"/>Forces all parts to be executed.</text:p>
      <text:p text:style-name="P19"><text:s/>-C, --change-directory &lt;directory&gt;</text:p>
      <text:p text:style-name="P19"><text:s text:c="2"/>Change to this directory beforehand.</text:p>
      <text:p text:style-name="P19"><text:s/>-f, --file &lt;file&gt;</text:p>
      <text:p text:style-name="P19"><text:s text:c="2"/>Defines the path to the script file.</text:p>
      <text:p text:style-name="P19"><text:s text:c="2"/>The default value is "process.parallel".</text:p>
      <text:p text:style-name="P19"><text:s/>-h, --help</text:p>
      <text:p text:style-name="P19"><text:s text:c="2"/>Prints out this description.</text:p>
      <text:p text:style-name="P19"><text:s/>-j, --jobs &lt;number&gt;</text:p>
      <text:p text:style-name="P19"><text:s text:c="2"/>Execute with the given number of threads.</text:p>
      <text:p text:style-name="P19"><text:s text:c="2"/>The default is the number of virtual cores.</text:p>
      <text:p text:style-name="P47"><text:s/>--license</text:p>
      <text:p text:style-name="P47"><text:s text:c="2"/>Displays the licenses for this program.</text:p>
      <text:p text:style-name="P19"><text:s/>-n, --print-only</text:p>
      <text:p text:style-name="P19"><text:s text:c="2"/>Only prints the commands that would had been executed.</text:p>
      <text:p text:style-name="P20"><text:s/>-v, --verbosity &lt;enumeration&gt;</text:p>
      <text:p text:style-name="P20"><text:s text:c="2"/>Sets the verbosity level. Default is INFO.</text:p>
      <text:p text:style-name="P20"><text:s text:c="2"/>Possible values are ERROR, WARN, INFO and DEBUG.</text:p>
      <text:p text:style-name="P19"/>
      <text:p text:style-name="P19">target</text:p>
      <text:p text:style-name="P19"><text:s text:c="2"/>Execute these targets.</text:p>
      <text:p text:style-name="P19"><text:s text:c="2"/>The default target is "default".</text:p>
      <text:p text:style-name="P19"/>
      <text:p text:style-name="P19">variable=value</text:p>
      <text:p text:style-name="P19"><text:s text:c="2"/>Set these additional environment variables to the given value.</text:p>
      <text:list xml:id="list184529926479604" text:continue-numbering="true" text:style-name="Outline">
        <text:list-item>
          <text:h text:style-name="P120" text:outline-level="1"><text:bookmark-start text:name="__RefHeading__486_1705256343"/>Syntax<text:bookmark-end text:name="__RefHeading__486_1705256343"/></text:h>
          <text:list>
            <text:list-item>
              <text:h text:style-name="P122" text:outline-level="2"><text:bookmark-start text:name="__RefHeading__490_1705256343"/>Pragm<text:span text:style-name="T9">a</text:span><text:bookmark-end text:name="__RefHeading__490_1705256343"/></text:h>
            </text:list-item>
          </text:list>
        </text:list-item>
      </text:list>
      <text:p text:style-name="Text_20_body">Pragma directives are available to change the <text:span text:style-name="T40">way in which</text:span> the script is parsed. They always start with an at mark <text:span text:style-name="Inline_20_Code">@ </text:span>and there are three types available.</text:p>
      <text:list xml:id="list5479280601896934620" text:style-name="L1">
        <text:list-item>
          <text:p text:style-name="P107">Pragmas to enable or disable options.</text:p>
        </text:list-item>
        <text:list-item>
          <text:p text:style-name="P109">Set the used shell.</text:p>
        </text:list-item>
        <text:list-item>
          <text:p text:style-name="P108">To <text:span text:style-name="T66">import </text:span>other script files in place <text:span text:style-name="T66">only once</text:span>.</text:p>
        </text:list-item>
        <text:list-item>
          <text:p text:style-name="P107">To include other script files in place.</text:p>
        </text:list-item>
        <text:list-item>
          <text:p text:style-name="P110">To set the verbosity level.</text:p>
        </text:list-item>
        <text:list-item>
          <text:p text:style-name="P107">To output details <text:span text:style-name="T24">during pre-procession</text:span>.</text:p>
        </text:list-item>
        <text:list-item>
          <text:p text:style-name="P111">To conditionally include parts of the script.</text:p>
        </text:list-item>
      </text:list>
      <text:list xml:id="list184528464577917" text:continue-list="list184529926479604" text:style-name="Outline">
        <text:list-item>
          <text:list>
            <text:list-item>
              <text:list>
                <text:list-item>
                  <text:h text:style-name="P130" text:outline-level="3"><text:bookmark-start text:name="__RefHeading__492_1705256343"/>Enable / Disable<text:bookmark-end text:name="__RefHeading__492_1705256343"/></text:h>
                </text:list-item>
              </text:list>
            </text:list-item>
          </text:list>
        </text:list-item>
      </text:list>
      <text:p text:style-name="P4">Enabling or disabling <text:span text:style-name="T12">an option</text:span> will <text:span text:style-name="T12">enforce the given option </text:span>until the next change <text:span text:style-name="T13">of</text:span> <text:span text:style-name="T12">it</text:span>. The following options can be enabled or disable<text:span text:style-name="T11">d</text:span>.</text:p>
      <text:list xml:id="list2718174869705329065" text:style-name="L2">
        <text:list-item>
          <text:p text:style-name="P112">environment-variables<text:line-break/>Loads the environment variables into the global variable scope. This makes it possible to access all environment variables like any other variable.</text:p>
        </text:list-item>
        <text:list-item>
          <text:p text:style-name="P112">variable-checking<text:line-break/>Force<text:span text:style-name="T14">s</text:span> access to missing variables to fail the program execution. Not enabling this option will only output a warning when trying to access a variable that was not defined beforehand.</text:p>
        </text:list-item>
        <text:list-item>
          <text:p text:style-name="P112">command-checking<text:line-break/>Enable this to force a check of the exit code of the programs executed. This is valid for all process blocks defined after the line in which this pragma is set. This will force the execution to halt if a program returned an exit code different from zero. Not doing so will ignore the exit codes.</text:p>
        </text:list-item>
        <text:list-item>
          <text:p text:style-name="P113">nested-variables<text:line-break/>This is enabled by default. Setting this option enables variable assignment within a process block. Not setting this option will interpret all variable assignments except the destination variable assignment in process blocks as commands.</text:p>
        </text:list-item>
        <text:list-item>
          <text:p text:style-name="P114">full-recursive-match<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15"><text:soft-page-break/>remove-temporaries<text:line-break/>This is set by default and removes all temporaries (destination variable prefixed with ~) that got their direct dependent created successfully.</text:p>
        </text:list-item>
        <text:list-item>
          <text:p text:style-name="P116"><text:span text:style-name="T36">clean-up-incompletes</text:span><text:line-break/>This is set by default to automatically delete all destination files of transitions which were not completely performed (e.g. due to execution abortion).</text:p>
        </text:list-item>
        <text:list-item>
          <text:p text:style-name="P117">remove-remains<text:line-break/>This is set by default and removes all excessive files that are still remaining from the last <text:span text:style-name="T27">execution</text:span>.</text:p>
        </text:list-item>
      </text:list>
      <text:p text:style-name="Textkörper_20_-_20_Example">Examples:</text:p>
      <text:p text:style-name="P90">@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184528584718396" text:continue-list="list184528464577917" text:style-name="Outline">
        <text:list-item>
          <text:list>
            <text:list-item>
              <text:list>
                <text:list-item>
                  <text:h text:style-name="P131" text:outline-level="3"><text:bookmark-start text:name="__RefHeading___Toc1337_736936355"/>Shell<text:bookmark-end text:name="__RefHeading___Toc1337_736936355"/></text:h>
                </text:list-item>
              </text:list>
            </text:list-item>
          </text:list>
        </text:list-item>
      </text:list>
      <text:p text:style-name="P25">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Quellcode">@shell : newShell {<text:line-break/><text:tab/>path = “{ComSpec}“<text:line-break/><text:tab/>commandLine = “{ComSpec} /c {?}“<text:line-break/><text:tab/>replace = / /^ /<text:line-break/><text:tab/>raw = “true”<text:line-break/>}</text:p>
      <text:p text:style-name="P25">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83">Variable Name</text:p>
            </table:table-cell>
            <table:table-cell table:style-name="Tabelle2.A1" office:value-type="string">
              <text:p text:style-name="P87">Mandatory</text:p>
            </table:table-cell>
            <table:table-cell table:style-name="Tabelle2.C1" office:value-type="string">
              <text:p text:style-name="P83">Meaning</text:p>
            </table:table-cell>
          </table:table-row>
        </table:table-header-rows>
        <table:table-row>
          <table:table-cell table:style-name="Tabelle2.A2" office:value-type="string">
            <text:p text:style-name="P66">path</text:p>
          </table:table-cell>
          <table:table-cell table:style-name="Tabelle2.A2" office:value-type="string">
            <text:p text:style-name="P66">yes</text:p>
          </table:table-cell>
          <table:table-cell table:style-name="Tabelle2.C2" office:value-type="string">
            <text:p text:style-name="P66">Sets the path to the defined shell. The path will be resolved in the same way the system shell would resolve the path if no absolute path is given. Variable substitution is performed as in global variable scope.</text:p>
          </table:table-cell>
        </table:table-row>
        <table:table-row>
          <table:table-cell table:style-name="Tabelle2.A2" office:value-type="string">
            <text:p text:style-name="P66">commandLine</text:p>
          </table:table-cell>
          <table:table-cell table:style-name="Tabelle2.A2" office:value-type="string">
            <text:p text:style-name="P66">yes</text:p>
          </table:table-cell>
          <table:table-cell table:style-name="Tabelle2.C2" office:value-type="string">
            <text:p text:style-name="P66">Defines the command line the shell shall be called with. This includes the executable name. The variable ? is replaced with the actual command.</text:p>
          </table:table-cell>
        </table:table-row>
        <table:table-row>
          <table:table-cell table:style-name="Tabelle2.A2" office:value-type="string">
            <text:p text:style-name="P66"><text:bookmark-start text:name="replace_variable"/>replace<text:bookmark-end text:name="replace_variable"/></text:p>
          </table:table-cell>
          <table:table-cell table:style-name="Tabelle2.A2" office:value-type="string">
            <text:p text:style-name="P66">no</text:p>
          </table:table-cell>
          <table:table-cell table:style-name="Tabelle2.C2" office:value-type="string">
            <text:p text:style-name="P66">Performs a find &amp; replace operation on the command string before substitution of the variable ? in commandLine. Multiple replace variables can be defined by using the array syntax. In this case the replacement is done in the sorted order of the index whereas no <text:soft-page-break/>index will be performed first.</text:p>
            <text:p text:style-name="P66">The syntax for the replace value differs from the normal variable assignment and is defined as:</text:p>
            <text:p text:style-name="P66"><text:tab/>Replace = Char, RegEx, Char, Format, Char</text:p>
            <text:p text:style-name="P66">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66">raw</text:p>
          </table:table-cell>
          <table:table-cell table:style-name="Tabelle2.A2" office:value-type="string">
            <text:p text:style-name="P66">no</text:p>
          </table:table-cell>
          <table:table-cell table:style-name="Tabelle2.C2" office:value-type="string">
            <text:p text:style-name="P66">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26">The already defined “newShell” is used from here on.</text:p>
      <text:list xml:id="list184530110191493" text:continue-numbering="true" text:style-name="Outline">
        <text:list-item>
          <text:list>
            <text:list-item>
              <text:list>
                <text:list-item>
                  <text:h text:style-name="P132" text:outline-level="3"><text:bookmark-start text:name="__RefHeading___Toc1951_1471157510"/>Import<text:bookmark-end text:name="__RefHeading___Toc1951_1471157510"/></text:h>
                </text:list-item>
              </text:list>
            </text:list-item>
          </text:list>
        </text:list-item>
      </text:list>
      <text:p text:style-name="P45">Imports an other script file in place of the pragma line. This pragma expects a string value with the path to the import file. The difference to include is that imports are only included once whereas included are included as often as defined.</text:p>
      <text:p text:style-name="P46">Note: An include can be imported again as those are two different constructs.</text:p>
      <text:p text:style-name="P99">Example:</text:p>
      <text:p text:style-name="Quellcode">@<text:span text:style-name="T65">import</text:span> “path/to/<text:span text:style-name="T65">import</text:span>.file”</text:p>
      <text:list xml:id="list184529173736274" text:continue-numbering="true" text:style-name="Outline">
        <text:list-item>
          <text:list>
            <text:list-item>
              <text:list>
                <text:list-item>
                  <text:h text:style-name="P133"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Example:</text:p>
      <text:p text:style-name="Quellcode">@include “path/to/include.file”</text:p>
      <text:list xml:id="list184528939890185" text:continue-numbering="true" text:style-name="Outline">
        <text:list-item>
          <text:list>
            <text:list-item>
              <text:list>
                <text:list-item>
                  <text:list>
                    <text:list-item>
                      <text:h text:style-name="P138" text:outline-level="4"><text:bookmark-start text:name="__RefHeading___Toc1582_18881313"/>Process Scope<text:bookmark-end text:name="__RefHeading___Toc1582_18881313"/></text:h>
                    </text:list-item>
                  </text:list>
                </text:list-item>
              </text:list>
            </text:list-item>
          </text:list>
        </text:list-item>
      </text:list>
      <text:p text:style-name="P29">Include an other process in place of the pragma line. This pragma expects the ID of a previously defined process. All process blocks are included.</text:p>
      <text:p text:style-name="Textkörper_20_-_20_Example"><text:soft-page-break/>Example:</text:p>
      <text:p text:style-name="P91">process : A {<text:line-break/><text:tab/>all “.*” {<text:line-break/><text:tab/><text:tab/>echo “Hello World!”<text:line-break/><text:tab/>}<text:line-break/>}<text:line-break/>process : B {<text:line-break/><text:tab/>@include A<text:line-break/>}</text:p>
      <text:p text:style-name="Text_20_body"><text:span text:style-name="T55">Process </text:span><text:span text:style-name="Inline_20_Code"><text:span text:style-name="T55">A</text:span></text:span><text:span text:style-name="T55"> and </text:span><text:span text:style-name="Inline_20_Code"><text:span text:style-name="T55">B</text:span></text:span><text:span text:style-name="T55"> will perform the same commands.</text:span></text:p>
      <text:list xml:id="list184530087699707" text:continue-numbering="true" text:style-name="Outline">
        <text:list-item>
          <text:list>
            <text:list-item>
              <text:list>
                <text:list-item>
                  <text:list>
                    <text:list-item>
                      <text:h text:style-name="P139" text:outline-level="4"><text:bookmark-start text:name="__RefHeading___Toc1583_1092793970"/>Execution Scope<text:bookmark-end text:name="__RefHeading___Toc1583_1092793970"/></text:h>
                    </text:list-item>
                  </text:list>
                </text:list-item>
              </text:list>
            </text:list-item>
          </text:list>
        </text:list-item>
      </text:list>
      <text:p text:style-name="P34">Include all process nodes of another execution target in place of the pragma line. This pragma expects the ID of a previously defined execution target and works similar as in process scope but for process nodes in execution targets.</text:p>
      <text:list xml:id="list184529633136813" text:continue-numbering="true" text:style-name="Outline">
        <text:list-item>
          <text:list>
            <text:list-item>
              <text:list>
                <text:list-item>
                  <text:h text:style-name="P134" text:outline-level="3"><text:bookmark-start text:name="__RefHeading___Toc1171_1732160339"/>Verbosity<text:bookmark-end text:name="__RefHeading___Toc1171_1732160339"/></text:h>
                </text:list-item>
              </text:list>
            </text:list-item>
          </text:list>
        </text:list-item>
      </text:list>
      <text:p text:style-name="P22">Sets <text:span text:style-name="T67">a different default</text:span> verbosity at pre-processor level. <text:span text:style-name="T67">The command‑line option overwrites this setting and defaults to what is set here or INFO if nothing was defined.</text:span></text:p>
      <text:p text:style-name="P24">Possible values are:</text:p>
      <text:list xml:id="list8316938883838693143" text:style-name="L3">
        <text:list-item>
          <text:p text:style-name="P118">ERROR</text:p>
        </text:list-item>
        <text:list-item>
          <text:p text:style-name="P118">WARN</text:p>
        </text:list-item>
        <text:list-item>
          <text:p text:style-name="P118">INFO</text:p>
        </text:list-item>
        <text:list-item>
          <text:p text:style-name="P118">DEBUG</text:p>
        </text:list-item>
      </text:list>
      <text:p text:style-name="Textkörper_20_-_20_Example">Example:</text:p>
      <text:p text:style-name="Quellcode">@verbosity WARN</text:p>
      <text:p text:style-name="P23">Enables output of verbosity level ERROR and WARN.</text:p>
      <text:list xml:id="list184529212533875" text:continue-list="list184529633136813" text:style-name="Outline">
        <text:list-item>
          <text:list>
            <text:list-item>
              <text:list>
                <text:list-item>
                  <text:h text:style-name="P134"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68">or asterisk</text:span> to output its value on the standard error console.</text:p>
      <text:p text:style-name="Textkörper_20_-_20_Example">Example<text:span text:style-name="T56">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93">@debug *</text:p>
      <text:p text:style-name="P7">Outputs <text:span text:style-name="T68">all known variables within the current context</text:span>. Variable-checking is not applied to this.</text:p>
      <text:p text:style-name="P21"><text:soft-page-break/>Use @error, @warn, @info or @debug to decide on which verbosity level this output should occur.</text:p>
      <text:list xml:id="list184528472778602" text:continue-numbering="true" text:style-name="Outline">
        <text:list-item>
          <text:list>
            <text:list-item>
              <text:list>
                <text:list-item>
                  <text:h text:style-name="P135" text:outline-level="3"><text:bookmark-start text:name="__RefHeading___Toc1891_1524236331"/>If Statement<text:bookmark-end text:name="__RefHeading___Toc1891_1524236331"/></text:h>
                </text:list-item>
              </text:list>
            </text:list-item>
          </text:list>
        </text:list-item>
      </text:list>
      <text:p text:style-name="P37">An if-statement can be made on global scope <text:span text:style-name="T72">or within execution blocks</text:span> to control which <text:span text:style-name="T72">expressions</text:span> shall be included in the script and which not.</text:p>
      <text:p text:style-name="Textkörper_20_-_20_Example">Example:</text:p>
      <text:p text:style-name="P91">@if LOG is set <text:span text:style-name="T53">and LOG is not file<text:line-break/></text:span><text:tab/>log = “{LOG}”<text:line-break/>@else<text:line-break/><text:tab/>log = “default-log-file.log”<text:line-break/>@end</text:p>
      <text:p text:style-name="P36">This writes the log output to the file given by the variable LOG only if the file does not exist. It uses the given default log file in all other cases.</text:p>
      <text:p text:style-name="P37">Note: Non-true blocks of the if-statement are not syntax checked.</text:p>
      <text:p text:style-name="P37">See the following table for possible boolean <text:span text:style-name="T54">checks</text:span>. <text:span text:style-name="T54">Boolean checks can be combined to a more complex boolean expression with </text:span><text:span text:style-name="Inline_20_Code"><text:span text:style-name="T54">and</text:span></text:span><text:span text:style-name="T54"> or </text:span><text:span text:style-name="Inline_20_Code"><text:span text:style-name="T54">or</text:span></text:span><text:span text:style-name="T54"> whereas </text:span><text:span text:style-name="Inline_20_Code"><text:span text:style-name="T54">and</text:span></text:span><text:span text:style-name="T54"> binds stronger than </text:span><text:span text:style-name="Inline_20_Code"><text:span text:style-name="T54">or</text:span></text:span><text:span text:style-name="T54">. A boolean expression can be prefixed with </text:span><text:span text:style-name="Inline_20_Code"><text:span text:style-name="T54">not</text:span></text:span><text:span text:style-name="T54">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88">Syntax</text:p>
            </table:table-cell>
            <table:table-cell table:style-name="Tabelle3.A1" office:value-type="string">
              <text:p text:style-name="P88">Operand</text:p>
            </table:table-cell>
            <table:table-cell table:style-name="Tabelle3.C1" office:value-type="string">
              <text:p text:style-name="P84">Meaning</text:p>
            </table:table-cell>
          </table:table-row>
        </table:table-header-rows>
        <table:table-row>
          <table:table-cell table:style-name="Tabelle3.A2" table:number-rows-spanned="5" office:value-type="string">
            <text:p text:style-name="P77">“is” [“not”] | “=” | “!=”</text:p>
          </table:table-cell>
          <table:table-cell table:style-name="Tabelle3.A2" office:value-type="string">
            <text:p text:style-name="P77">set</text:p>
          </table:table-cell>
          <table:table-cell table:style-name="Tabelle3.C2" office:value-type="string">
            <text:p text:style-name="P77">Checks if the variable is set.</text:p>
          </table:table-cell>
        </table:table-row>
        <table:table-row>
          <table:covered-table-cell/>
          <table:table-cell table:style-name="Tabelle3.A2" office:value-type="string">
            <text:p text:style-name="P77">file</text:p>
          </table:table-cell>
          <table:table-cell table:style-name="Tabelle3.C2" office:value-type="string">
            <text:p text:style-name="P77">Check if the given file exists.</text:p>
          </table:table-cell>
        </table:table-row>
        <table:table-row>
          <table:covered-table-cell/>
          <table:table-cell table:style-name="Tabelle3.A2" office:value-type="string">
            <text:p text:style-name="P77">directory</text:p>
          </table:table-cell>
          <table:table-cell table:style-name="Tabelle3.C2" office:value-type="string">
            <text:p text:style-name="P77">Check if the given directory exists.</text:p>
          </table:table-cell>
        </table:table-row>
        <table:table-row>
          <table:covered-table-cell/>
          <table:table-cell table:style-name="Tabelle3.A2" office:value-type="string">
            <text:p text:style-name="P77">regex</text:p>
          </table:table-cell>
          <table:table-cell table:style-name="Tabelle3.C2" office:value-type="string">
            <text:p text:style-name="P77">Check if the given string is a valid regular expression.</text:p>
          </table:table-cell>
        </table:table-row>
        <table:table-row>
          <table:covered-table-cell/>
          <table:table-cell table:style-name="Tabelle3.A2" office:value-type="string">
            <text:p text:style-name="P77">&lt;string literal&gt; or &lt;variable&gt;</text:p>
          </table:table-cell>
          <table:table-cell table:style-name="Tabelle3.C2" office:value-type="string">
            <text:p text:style-name="P77">Check if the given strings are equal.</text:p>
          </table:table-cell>
        </table:table-row>
        <table:table-row>
          <table:table-cell table:style-name="Tabelle3.A2" office:value-type="string">
            <text:p text:style-name="P64">“<text:span text:style-name="T53">is” [“not”] like | “~” | “!~”</text:span></text:p>
          </table:table-cell>
          <table:table-cell table:style-name="Tabelle3.A2" office:value-type="string">
            <text:p text:style-name="P77">&lt;string literal&gt;</text:p>
          </table:table-cell>
          <table:table-cell table:style-name="Tabelle3.C2" office:value-type="string">
            <text:p text:style-name="P77">Checks if the given string matches the regular expression provided as operand.</text:p>
          </table:table-cell>
        </table:table-row>
      </table:table>
      <text:p text:style-name="P37">If only a variable or string literal is given it will evaluate to true if the variable is set which means that a single string literal will always evaluate to true.</text:p>
      <text:list xml:id="list184529465962870" text:continue-numbering="true" text:style-name="Outline">
        <text:list-item>
          <text:list>
            <text:list-item>
              <text:h text:style-name="P123" text:outline-level="2"><text:bookmark-start text:name="__RefHeading___Toc1709_658337520"/>Pre-Defined Variables<text:bookmark-end text:name="__RefHeading___Toc1709_658337520"/></text:h>
            </text:list-item>
          </text:list>
        </text:list-item>
      </text:list>
      <text:p text:style-name="P38">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able:table-row>
            <table:table-cell table:style-name="Tabelle4.A1" office:value-type="string">
              <text:p text:style-name="P85">Variable Name</text:p>
            </table:table-cell>
            <table:table-cell table:style-name="Tabelle4.B1" office:value-type="string">
              <text:p text:style-name="P85">Meaning</text:p>
            </table:table-cell>
          </table:table-row>
        </table:table-header-rows>
        <table:table-row>
          <table:table-cell table:style-name="Tabelle4.A2" office:value-type="string">
            <text:p text:style-name="P78">PP_PATH</text:p>
          </table:table-cell>
          <table:table-cell table:style-name="Tabelle4.B2" office:value-type="string">
            <text:p text:style-name="P78">Full path to the Parallel Processor executable.</text:p>
          </table:table-cell>
        </table:table-row>
        <table:table-row>
          <table:table-cell table:style-name="Tabelle4.A2" office:value-type="string">
            <text:p text:style-name="P78">PP_VERSION</text:p>
          </table:table-cell>
          <table:table-cell table:style-name="Tabelle4.B2" office:value-type="string">
            <text:p text:style-name="P78">Version of the Parallel Processor.</text:p>
          </table:table-cell>
        </table:table-row>
        <table:table-row>
          <table:table-cell table:style-name="Tabelle4.A2" office:value-type="string">
            <text:p text:style-name="P78">PP_OS</text:p>
          </table:table-cell>
          <table:table-cell table:style-name="Tabelle4.B2" office:value-type="string">
            <text:p text:style-name="P78">“windows” for Windows platforms and “unix” for every other platform.</text:p>
          </table:table-cell>
        </table:table-row>
        <table:table-row>
          <table:table-cell table:style-name="Tabelle4.A2" office:value-type="string">
            <text:p text:style-name="P78">PP_TIME</text:p>
          </table:table-cell>
          <table:table-cell table:style-name="Tabelle4.B2" office:value-type="string">
            <text:p text:style-name="P78">Time when the Parallel Processor was started as HH:MM:SS.</text:p>
          </table:table-cell>
        </table:table-row>
        <table:table-row>
          <table:table-cell table:style-name="Tabelle4.A2" office:value-type="string">
            <text:p text:style-name="P78">PP_DATE</text:p>
          </table:table-cell>
          <table:table-cell table:style-name="Tabelle4.B2" office:value-type="string">
            <text:p text:style-name="P78">Date when the Parallel Processor was started as yyyy-mm-dd.</text:p>
          </table:table-cell>
        </table:table-row>
        <text:soft-page-break/>
        <table:table-row>
          <table:table-cell table:style-name="Tabelle4.A2" office:value-type="string">
            <text:p text:style-name="P78">PP_SCRIPT</text:p>
          </table:table-cell>
          <table:table-cell table:style-name="Tabelle4.B2" office:value-type="string">
            <text:p text:style-name="P78">Full path to the current script file.</text:p>
          </table:table-cell>
        </table:table-row>
        <table:table-row>
          <table:table-cell table:style-name="Tabelle4.A2" office:value-type="string">
            <text:p text:style-name="P81">PP_THREAD</text:p>
          </table:table-cell>
          <table:table-cell table:style-name="Tabelle4.B2" office:value-type="string">
            <text:p text:style-name="P81">ID of the execution thread. The actual value is platform dependent.</text:p>
          </table:table-cell>
        </table:table-row>
      </table:table>
      <text:list xml:id="list184528328595993" text:continue-numbering="true" text:style-name="Outline">
        <text:list-item>
          <text:list>
            <text:list-item>
              <text:h text:style-name="P124" text:outline-level="2"><text:bookmark-start text:name="__RefHeading__498_1705256343"/>Special Variables<text:bookmark-end text:name="__RefHeading__498_1705256343"/></text:h>
            </text:list-item>
          </text:list>
        </text:list-item>
      </text:list>
      <text:p text:style-name="P15">There are some variables that are treated special depending on their context. The following table illustrates th<text:span text:style-name="T15">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82">Variable Name</text:p>
            </table:table-cell>
            <table:table-cell table:style-name="SpecialVaraibles.A1" office:value-type="string">
              <text:p text:style-name="P82">Scope</text:p>
            </table:table-cell>
            <table:table-cell table:style-name="SpecialVaraibles.C1" office:value-type="string">
              <text:p text:style-name="P82">Meaning</text:p>
            </table:table-cell>
          </table:table-row>
        </table:table-header-rows>
        <table:table-row>
          <table:table-cell table:style-name="SpecialVaraibles.A2" office:value-type="string">
            <text:p text:style-name="P79">db</text:p>
          </table:table-cell>
          <table:table-cell table:style-name="SpecialVaraibles.A2" office:value-type="string">
            <text:p text:style-name="P79">global</text:p>
          </table:table-cell>
          <table:table-cell table:style-name="SpecialVaraibles.C2" office:value-type="string">
            <text:p text:style-name="P79">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57">log</text:p>
          </table:table-cell>
          <table:table-cell table:style-name="SpecialVaraibles.A2" office:value-type="string">
            <text:p text:style-name="P57">global</text:p>
          </table:table-cell>
          <table:table-cell table:style-name="SpecialVaraibles.C2" office:value-type="string">
            <text:p text:style-name="P57">Defines the log file. The standard output console will be used if this variable is not set. Set this to a writable file or use one of the following special names:<text:line-break/>stdout – write to the standard output console</text:p>
            <text:p text:style-name="P57">stderr – write to the standard error console<text:line-break/><text:span text:style-name="T17">The path to the log file needs to be existent. The application will not attempt to create the path, only the file itself at its given location.</text:span></text:p>
          </table:table-cell>
        </table:table-row>
        <table:table-row>
          <table:table-cell table:style-name="SpecialVaraibles.A2" office:value-type="string">
            <text:p text:style-name="P63">progress</text:p>
          </table:table-cell>
          <table:table-cell table:style-name="SpecialVaraibles.A2" office:value-type="string">
            <text:p text:style-name="P59">global</text:p>
          </table:table-cell>
          <table:table-cell table:style-name="SpecialVaraibles.C2" office:value-type="string">
            <text:p text:style-name="P59">Defines the <text:span text:style-name="T20">progress</text:span> file. <text:span text:style-name="T20">No progress output will be generated </text:span>if this variable is not set. Set this to a writable file or use one of the following special names:<text:line-break/>stdout – write to the standard output console</text:p>
            <text:p text:style-name="P59">stderr – write to the standard error console<text:line-break/><text:span text:style-name="T17">The path to the progress file needs to be existent. The application will not attempt to create the path, only the file itself at its given location.</text:span></text:p>
          </table:table-cell>
        </table:table-row>
        <table:table-row>
          <table:table-cell table:style-name="SpecialVaraibles.A2" office:value-type="string">
            <text:p text:style-name="P63">progressFormat</text:p>
          </table:table-cell>
          <table:table-cell table:style-name="SpecialVaraibles.A2" office:value-type="string">
            <text:p text:style-name="P63">global</text:p>
          </table:table-cell>
          <table:table-cell table:style-name="SpecialVaraibles.C2" office:value-type="string">
            <text:p text:style-name="P63">Set a different format for the progress output string. See <text:span text:style-name="T21">chapter </text:span><text:reference-ref text:reference-format="text" text:ref-name="Progress Format String">Progress Format String</text:reference-ref> 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57">process block</text:p>
          </table:table-cell>
          <table:table-cell table:style-name="SpecialVaraibles.C2" office:value-type="string">
            <text:p text:style-name="P57">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57">process block</text:p>
          </table:table-cell>
          <table:table-cell table:style-name="SpecialVaraibles.C2" office:value-type="string">
            <text:p text:style-name="P57">Refers to all input files separated by space.</text:p>
          </table:table-cell>
        </table:table-row>
        <table:table-row>
          <table:table-cell table:style-name="SpecialVaraibles.A2" office:value-type="string">
            <text:p text:style-name="P57">@*</text:p>
          </table:table-cell>
          <table:table-cell table:style-name="SpecialVaraibles.A2" office:value-type="string">
            <text:p text:style-name="P57">process block</text:p>
          </table:table-cell>
          <table:table-cell table:style-name="SpecialVaraibles.C2" office:value-type="string">
            <text:p text:style-name="P57">Refers to all input files separated by spaces and each of them enclosed in quotes.</text:p>
          </table:table-cell>
        </table:table-row>
        <table:table-row>
          <table:table-cell table:style-name="SpecialVaraibles.A2" office:value-type="string">
            <text:p text:style-name="P57">destination</text:p>
          </table:table-cell>
          <table:table-cell table:style-name="SpecialVaraibles.A2" office:value-type="string">
            <text:p text:style-name="P57">process block</text:p>
          </table:table-cell>
          <table:table-cell table:style-name="SpecialVaraibles.C2" office:value-type="string">
            <text:p text:style-name="P57">Set this variable to define the path of the output element.</text:p>
          </table:table-cell>
        </table:table-row>
        <table:table-row>
          <table:table-cell table:style-name="SpecialVaraibles.A2" office:value-type="string">
            <text:p text:style-name="P57">destination[0]</text:p>
          </table:table-cell>
          <table:table-cell table:style-name="SpecialVaraibles.A2" office:value-type="string">
            <text:p text:style-name="P57">process block</text:p>
          </table:table-cell>
          <table:table-cell table:style-name="SpecialVaraibles.C2" office:value-type="string">
            <text:p text:style-name="P58">Set this variable with any index to define the path of an output element. Multiple output elements can be set by using different <text:span text:style-name="T8">indexes</text:span>.</text:p>
          </table:table-cell>
        </table:table-row>
        <table:table-row>
          <table:table-cell table:style-name="SpecialVaraibles.A2" office:value-type="string">
            <text:p text:style-name="P57">1</text:p>
          </table:table-cell>
          <table:table-cell table:style-name="SpecialVaraibles.A2" office:value-type="string">
            <text:p text:style-name="P57">process block</text:p>
          </table:table-cell>
          <table:table-cell table:style-name="SpecialVaraibles.C2" office:value-type="string">
            <text:p text:style-name="P62">Refers to the first field of the given input file for each iteration. Use a different number to access a different field. Fields may also be named and referred by its name.</text:p>
          </table:table-cell>
        </table:table-row>
      </table:table>
      <text:p text:style-name="P15"/>
      <text:p text:style-name="Headline_20_3_20_-_20_No_20_Index"><text:bookmark-start text:name="__RefHeading__1404_1280269225"/><text:soft-page-break/><text:reference-mark-start text:name="Progress Format String"/>Progress Format String<text:bookmark-end text:name="__RefHeading__1404_1280269225"/><text:reference-mark-end text:name="Progress Format String"/></text:p>
      <text:p text:style-name="P89">The default is defined as<text:line-break/><text:span text:style-name="Inline_20_Code">%dY-%dM-%dD %lH:%lM:%lS: %c / %t commands executed, %p%%, ETA %re\n</text:span>.<text:line-break/>The following format tags are available:</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Tag</text:p>
            </table:table-cell>
            <table:table-cell table:style-name="Tabelle1.B1" office:value-type="string">
              <text:p text:style-name="P86">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l')</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65">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184529338603429" text:continue-numbering="true" text:style-name="Outline">
        <text:list-item>
          <text:list>
            <text:list-item>
              <text:h text:style-name="P126" text:outline-level="2"><text:bookmark-start text:name="__RefHeading___Toc1534_1382254091"/><text:soft-page-break/>Variable Removal<text:bookmark-end text:name="__RefHeading___Toc1534_1382254091"/></text:h>
            </text:list-item>
          </text:list>
        </text:list-item>
      </text:list>
      <text:p text:style-name="Textkörper_20_-_20_Example">Using the following syntax to remove a variable from all scopes.</text:p>
      <text:p text:style-name="Quellcode">unset MyVariable</text:p>
      <text:p text:style-name="P30">Multiple variables can be passed by separating them via comma.</text:p>
      <text:p text:style-name="Textkörper_20_-_20_Example">Example:</text:p>
      <text:p text:style-name="Quellcode">unset MyVariable, AnotherVariable, More</text:p>
      <text:list xml:id="list184528818884429" text:continue-numbering="true" text:style-name="Outline">
        <text:list-item>
          <text:list>
            <text:list-item>
              <text:h text:style-name="P127" text:outline-level="2"><text:bookmark-start text:name="__RefHeading__500_1705256343"/>Variable Assignment<text:bookmark-end text:name="__RefHeading__500_1705256343"/></text:h>
            </text:list-item>
          </text:list>
        </text:list-item>
      </text:list>
      <text:p text:style-name="Textkörper_20_-_20_Example">Use <text:span text:style-name="T16">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7">a</text:span> colon operator <text:span text:style-name="Inline_20_Code">:</text:span> and function name. Any order and number of functions may be given. All are separated by colon operator.</text:p>
      <text:p text:style-name="Textkörper_20_-_20_Example">Example:</text:p>
      <text:p text:style-name="P90">ParentFolder = “{Folder:directory:filename}”</text:p>
      <text:p text:style-name="Text_20_body"><text:span text:style-name="T5">This will output </text:span><text:span text:style-name="Inline_20_Code"><text:span text:style-name="T5">b</text:span></text:span><text:span text:style-name="T5"> if Folder is set to </text:span><text:span text:style-name="Inline_20_Code"><text:span text:style-name="T5">/a/b/c</text:span></text:span><text:span text:style-name="T5">.</text:span></text:p>
      <text:list xml:id="list184529138903132" text:continue-numbering="true" text:style-name="Outline">
        <text:list-item>
          <text:list>
            <text:list-item>
              <text:h text:style-name="P125" text:outline-level="2"><text:bookmark-start text:name="__RefHeading__502_1705256343"/>Variable Functions<text:bookmark-end text:name="__RefHeading__502_1705256343"/></text:h>
            </text:list-item>
          </text:list>
        </text:list-item>
      </text:list>
      <text:p text:style-name="P15">Variable functions can be used when referring to the content of a variable within a string value. The functions can be given in any order and quantity after the referred variable name. All functions are separated by <text:span text:style-name="T4">colon operator </text:span><text:span text:style-name="Inline_20_Code"><text:span text:style-name="T4">:</text:span></text:span><text:span text:style-name="T4">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able:table-row>
            <table:table-cell table:style-name="VariableFunctions.A1" office:value-type="string">
              <text:p text:style-name="P82">Function</text:p>
            </table:table-cell>
            <table:table-cell table:style-name="VariableFunctions.A1" office:value-type="string">
              <text:p text:style-name="P82">Input</text:p>
            </table:table-cell>
            <table:table-cell table:style-name="VariableFunctions.A1" office:value-type="string">
              <text:p text:style-name="P82">Output</text:p>
            </table:table-cell>
            <table:table-cell table:style-name="VariableFunctions.D1" office:value-type="string">
              <text:p text:style-name="P82">Works on <text:span text:style-name="Inline_20_Code">*</text:span> and <text:span text:style-name="Inline_20_Code">@*</text:span></text:p>
            </table:table-cell>
          </table:table-row>
        </table:table-header-rows>
        <table:table-row>
          <table:table-cell table:style-name="VariableFunctions.A2" office:value-type="string">
            <text:p text:style-name="P57">directory</text:p>
          </table:table-cell>
          <table:table-cell table:style-name="VariableFunctions.A2" office:value-type="string">
            <text:p text:style-name="Table_20_Contents">/<text:span text:style-name="T7">root/parent/file.ext</text:span></text:p>
          </table:table-cell>
          <table:table-cell table:style-name="VariableFunctions.A2" office:value-type="string">
            <text:p text:style-name="P61">/<text:span text:style-name="T7">root/parent</text:span></text:p>
          </table:table-cell>
          <table:table-cell table:style-name="VariableFunctions.D2" office:value-type="string">
            <text:p text:style-name="P57">no</text:p>
          </table:table-cell>
        </table:table-row>
        <table:table-row>
          <table:table-cell table:style-name="VariableFunctions.A2" office:value-type="string">
            <text:p text:style-name="P57">filename</text:p>
          </table:table-cell>
          <table:table-cell table:style-name="VariableFunctions.A2" office:value-type="string">
            <text:p text:style-name="P61">/<text:span text:style-name="T7">root/parent/file.ext</text:span></text:p>
          </table:table-cell>
          <table:table-cell table:style-name="VariableFunctions.A2" office:value-type="string">
            <text:p text:style-name="P57">file.ext</text:p>
          </table:table-cell>
          <table:table-cell table:style-name="VariableFunctions.D2" office:value-type="string">
            <text:p text:style-name="P57">no</text:p>
          </table:table-cell>
        </table:table-row>
        <table:table-row>
          <table:table-cell table:style-name="VariableFunctions.A2" office:value-type="string">
            <text:p text:style-name="P57">file</text:p>
          </table:table-cell>
          <table:table-cell table:style-name="VariableFunctions.A2" office:value-type="string">
            <text:p text:style-name="P61">/<text:span text:style-name="T7">root/parent/file.ext</text:span></text:p>
          </table:table-cell>
          <table:table-cell table:style-name="VariableFunctions.A2" office:value-type="string">
            <text:p text:style-name="P57">file</text:p>
          </table:table-cell>
          <table:table-cell table:style-name="VariableFunctions.D2" office:value-type="string">
            <text:p text:style-name="P57">no</text:p>
          </table:table-cell>
        </table:table-row>
        <table:table-row>
          <table:table-cell table:style-name="VariableFunctions.A2" office:value-type="string">
            <text:p text:style-name="P57">extension</text:p>
          </table:table-cell>
          <table:table-cell table:style-name="VariableFunctions.A2" office:value-type="string">
            <text:p text:style-name="P61">/<text:span text:style-name="T7">root/parent/file.ext</text:span></text:p>
          </table:table-cell>
          <table:table-cell table:style-name="VariableFunctions.A2" office:value-type="string">
            <text:p text:style-name="P57">.ext</text:p>
          </table:table-cell>
          <table:table-cell table:style-name="VariableFunctions.D2" office:value-type="string">
            <text:p text:style-name="P57">no</text:p>
          </table:table-cell>
        </table:table-row>
        <table:table-row>
          <table:table-cell table:style-name="VariableFunctions.A2" office:value-type="string">
            <text:p text:style-name="P72">exists</text:p>
          </table:table-cell>
          <table:table-cell table:style-name="VariableFunctions.A2" office:value-type="string">
            <text:p text:style-name="P61">/<text:span text:style-name="T45">mnt</text:span></text:p>
          </table:table-cell>
          <table:table-cell table:style-name="VariableFunctions.A2" office:value-type="string">
            <text:p text:style-name="P72">true</text:p>
          </table:table-cell>
          <table:table-cell table:style-name="VariableFunctions.D2" office:value-type="string">
            <text:p text:style-name="P72">no</text:p>
          </table:table-cell>
        </table:table-row>
        <table:table-row>
          <table:table-cell table:style-name="VariableFunctions.A2" office:value-type="string">
            <text:p text:style-name="P75">exists</text:p>
          </table:table-cell>
          <table:table-cell table:style-name="VariableFunctions.A2" office:value-type="string">
            <text:p text:style-name="P61">/<text:span text:style-name="T46">something-strange</text:span></text:p>
          </table:table-cell>
          <table:table-cell table:style-name="VariableFunctions.A2" office:value-type="string">
            <text:p text:style-name="P75">false</text:p>
          </table:table-cell>
          <table:table-cell table:style-name="VariableFunctions.D2" office:value-type="string">
            <text:p text:style-name="P76">no</text:p>
          </table:table-cell>
        </table:table-row>
        <table:table-row>
          <table:table-cell table:style-name="VariableFunctions.A2" office:value-type="string">
            <text:p text:style-name="P70">$/a(b)c/a&lt;\1&gt;c/</text:p>
          </table:table-cell>
          <table:table-cell table:style-name="VariableFunctions.A2" office:value-type="string">
            <text:p text:style-name="P67">abc</text:p>
          </table:table-cell>
          <table:table-cell table:style-name="VariableFunctions.A2" office:value-type="string">
            <text:p text:style-name="P67">a&lt;b&gt;c</text:p>
          </table:table-cell>
          <table:table-cell table:style-name="VariableFunctions.D2" office:value-type="string">
            <text:p text:style-name="P67">yes</text:p>
          </table:table-cell>
        </table:table-row>
        <table:table-row>
          <table:table-cell table:style-name="VariableFunctions.A2" office:value-type="string">
            <text:p text:style-name="P72">3,2</text:p>
          </table:table-cell>
          <table:table-cell table:style-name="VariableFunctions.A2" office:value-type="string">
            <text:p text:style-name="P72">123456</text:p>
          </table:table-cell>
          <table:table-cell table:style-name="VariableFunctions.A2" office:value-type="string">
            <text:p text:style-name="P72">45</text:p>
          </table:table-cell>
          <table:table-cell table:style-name="VariableFunctions.D2" office:value-type="string">
            <text:p text:style-name="P72">yes</text:p>
          </table:table-cell>
        </table:table-row>
        <table:table-row>
          <table:table-cell table:style-name="VariableFunctions.A2" office:value-type="string">
            <text:p text:style-name="P67">esc</text:p>
          </table:table-cell>
          <table:table-cell table:style-name="VariableFunctions.A2" office:value-type="string">
            <text:p text:style-name="P68">\root\parent\file.ext</text:p>
          </table:table-cell>
          <table:table-cell table:style-name="VariableFunctions.A2" office:value-type="string">
            <text:p text:style-name="P67">\\root\\parent\\file.ext</text:p>
          </table:table-cell>
          <table:table-cell table:style-name="VariableFunctions.D2" office:value-type="string">
            <text:p text:style-name="P67">yes</text:p>
          </table:table-cell>
        </table:table-row>
        <text:soft-page-break/>
        <table:table-row>
          <table:table-cell table:style-name="VariableFunctions.A2" office:value-type="string">
            <text:p text:style-name="P67">unix</text:p>
          </table:table-cell>
          <table:table-cell table:style-name="VariableFunctions.A2" office:value-type="string">
            <text:p text:style-name="P68">\root\parent\file.ext</text:p>
          </table:table-cell>
          <table:table-cell table:style-name="VariableFunctions.A2" office:value-type="string">
            <text:p text:style-name="P57">/root/parent/file.ext</text:p>
          </table:table-cell>
          <table:table-cell table:style-name="VariableFunctions.D2" office:value-type="string">
            <text:p text:style-name="P57">yes</text:p>
          </table:table-cell>
        </table:table-row>
        <table:table-row>
          <table:table-cell table:style-name="VariableFunctions.A2" office:value-type="string">
            <text:p text:style-name="P57">win</text:p>
          </table:table-cell>
          <table:table-cell table:style-name="VariableFunctions.A2" office:value-type="string">
            <text:p text:style-name="P61">/<text:span text:style-name="T7">root/parent/file.ext</text:span></text:p>
          </table:table-cell>
          <table:table-cell table:style-name="VariableFunctions.A2" office:value-type="string">
            <text:p text:style-name="P57">\root\parent\file.ext</text:p>
          </table:table-cell>
          <table:table-cell table:style-name="VariableFunctions.D2" office:value-type="string">
            <text:p text:style-name="P57">yes</text:p>
          </table:table-cell>
        </table:table-row>
        <table:table-row>
          <table:table-cell table:style-name="VariableFunctions.A2" office:value-type="string">
            <text:p text:style-name="P80">native</text:p>
          </table:table-cell>
          <table:table-cell table:style-name="VariableFunctions.A2" office:value-type="string">
            <text:p text:style-name="P69">\root\parent\file.ext<text:line-break/>/<text:span text:style-name="T7">root/parent/file.ext</text:span></text:p>
          </table:table-cell>
          <table:table-cell table:style-name="VariableFunctions.A2" office:value-type="string">
            <text:p text:style-name="P60">/root/parent/file.ext<text:line-break/>\root\parent\file.ext</text:p>
          </table:table-cell>
          <table:table-cell table:style-name="VariableFunctions.D2" office:value-type="string">
            <text:p text:style-name="P80">yes</text:p>
          </table:table-cell>
        </table:table-row>
        <table:table-row>
          <table:table-cell table:style-name="VariableFunctions.A2" office:value-type="string">
            <text:p text:style-name="P72">upper</text:p>
          </table:table-cell>
          <table:table-cell table:style-name="VariableFunctions.A2" office:value-type="string">
            <text:p text:style-name="P71">file.ext</text:p>
          </table:table-cell>
          <table:table-cell table:style-name="VariableFunctions.A2" office:value-type="string">
            <text:p text:style-name="P74">FILE.EXT</text:p>
          </table:table-cell>
          <table:table-cell table:style-name="VariableFunctions.D2" office:value-type="string">
            <text:p text:style-name="P73">yes</text:p>
          </table:table-cell>
        </table:table-row>
        <table:table-row>
          <table:table-cell table:style-name="VariableFunctions.A2" office:value-type="string">
            <text:p text:style-name="P73">lower</text:p>
          </table:table-cell>
          <table:table-cell table:style-name="VariableFunctions.A2" office:value-type="string">
            <text:p text:style-name="P73">FILE.EXT</text:p>
          </table:table-cell>
          <table:table-cell table:style-name="VariableFunctions.A2" office:value-type="string">
            <text:p text:style-name="P73">file.ext</text:p>
          </table:table-cell>
          <table:table-cell table:style-name="VariableFunctions.D2" office:value-type="string">
            <text:p text:style-name="P73">yes</text:p>
          </table:table-cell>
        </table:table-row>
      </table:table>
      <text:p text:style-name="P15"/>
      <text:p text:style-name="P31">The string replacement function has a special syntax <text:span text:style-name="T42">which starts with a </text:span><text:span text:style-name="Inline_20_Code"><text:span text:style-name="T42">$</text:span></text:span><text:span text:style-name="T42">. See the </text:span><text:span text:style-name="T42"><text:bookmark-ref text:reference-format="text" text:ref-name="replace_variable">replace</text:bookmark-ref></text:span><text:span text:style-name="T42"> variable in chapter </text:span><text:span text:style-name="T42"><text:bookmark-ref text:reference-format="chapter" text:ref-name="__RefHeading___Toc1337_736936355">4.1.2</text:bookmark-ref></text:span><text:span text:style-name="T42"> which has the same format for its value like this replacement function.</text:span></text:p>
      <text:p text:style-name="P48">The sub-string command expects one or two parameters. The first is the start position, which can be negative in which case it is subtracted from the length of the string. The second parameter is the length in characters.</text:p>
      <text:p text:style-name="P49">The <text:span text:style-name="Inline_20_Code">native</text:span> function is a platform specific alias for <text:span text:style-name="Inline_20_Code">unix</text:span> on Unix systems and <text:span text:style-name="Inline_20_Code">win</text:span> on Windows systems.</text:p>
      <text:list xml:id="list184528605666071" text:continue-numbering="true" text:style-name="Outline">
        <text:list-item>
          <text:list>
            <text:list-item>
              <text:h text:style-name="P128"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text:p>
      <text:list xml:id="list184528377050460" text:continue-numbering="true" text:style-name="Outline">
        <text:list-item>
          <text:list>
            <text:list-item>
              <text:list>
                <text:list-item>
                  <text:h text:style-name="P136" text:outline-level="3"><text:bookmark-start text:name="__RefHeading__506_1705256343"/>Process Block<text:bookmark-end text:name="__RefHeading__506_1705256343"/></text:h>
                </text:list-item>
              </text:list>
            </text:list-item>
          </text:list>
        </text:list-item>
      </text:list>
      <text:p text:style-name="P10">There are <text:span text:style-name="T50">three</text:span> types of process blocks, <text:span text:style-name="Inline_20_Code">all,</text:span> <text:span text:style-name="Inline_20_Code">foreach</text:span> <text:span text:style-name="T50">and </text:span><text:span text:style-name="Inline_20_Code"><text:span text:style-name="T50">none</text:span></text:span><text:span text:style-name="T50">.</text:span> A process block always defines the type. <text:span text:style-name="T50">For type </text:span><text:span text:style-name="Inline_20_Code"><text:span text:style-name="T50">all</text:span></text:span><text:span text:style-name="T50"> and </text:span><text:span text:style-name="Inline_20_Code"><text:span text:style-name="T50">foreach</text:span></text:span><text:span text:style-name="T50"> an </text:span>input filter <text:span text:style-name="T73">may be provided</text:span>. This input filter uses regular expressions to define a subset of input files <text:span text:style-name="T50">or a reference to a file which contains a list of input files </text:span>for further procession. <text:span text:style-name="T73">All files are selected if no input filter is given.</text:span> A 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Defining a destination file in the following will just pass the input file to the next process within the execution chain.</text:p>
      <text:p text:style-name="Quellcode">destination = “{?}”</text:p>
      <text:p text:style-name="P16">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10">To n</text:span>ame these capture groups <text:span text:style-name="T10">use the PERL regular expression syntax for named capture groups.</text:span></text:p>
      <text:p text:style-name="Textkörper_20_-_20_Example"><text:soft-page-break/>Example:</text:p>
      <text:p text:style-name="Quellcode">destination = “output/path/file_(?&lt;index&gt;{index})(?&lt;ext&gt;.txt)”</text:p>
      <text:p text:style-name="P17">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50">The alternative syntax ?'index' is not supported.</text:p>
      <text:p text:style-name="P51">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100">Example:</text:p>
      <text:p text:style-name="P94"><text:span text:style-name="T69">dependency[1]</text:span> = “<text:span text:style-name="T69">path/to/dependency/file.ext</text:span>”</text:p>
      <text:p text:style-name="P51">Note that dependency variables are evaluated after destination variables.</text:p>
      <text:list xml:id="list184529792713937" text:continue-numbering="true" text:style-name="Outline">
        <text:list-item>
          <text:list>
            <text:list-item>
              <text:list>
                <text:list-item>
                  <text:h text:style-name="P136" text:outline-level="3"><text:bookmark-start text:name="__RefHeading__508_1705256343"/>all Type<text:bookmark-end text:name="__RefHeading__508_1705256343"/></text:h>
                </text:list-item>
              </text:list>
            </text:list-item>
          </text:list>
        </text:list-item>
      </text:list>
      <text:p text:style-name="P8">This type execute<text:span text:style-name="T50">s</text:span> all commands defined once regardless of the number of input files.</text:p>
      <text:list xml:id="list184529406167671" text:continue-numbering="true" text:style-name="Outline">
        <text:list-item>
          <text:list>
            <text:list-item>
              <text:list>
                <text:list-item>
                  <text:h text:style-name="P136" text:outline-level="3"><text:bookmark-start text:name="__RefHeading__510_1705256343"/>foreach Type<text:bookmark-end text:name="__RefHeading__510_1705256343"/></text:h>
                </text:list-item>
              </text:list>
            </text:list-item>
          </text:list>
        </text:list-item>
      </text:list>
      <text:p text:style-name="P8">Th<text:span text:style-name="T50">is</text:span> type execute<text:span text:style-name="T50">s</text:span> all commands defined for each input files. All input files are processed in parallel.</text:p>
      <text:list xml:id="list184529409635374" text:continue-numbering="true" text:style-name="Outline">
        <text:list-item>
          <text:list>
            <text:list-item>
              <text:list>
                <text:list-item>
                  <text:h text:style-name="Heading_20_3" text:outline-level="3"><text:bookmark-start text:name="__RefHeading___Toc1517_78559491"/>none Type<text:bookmark-end text:name="__RefHeading___Toc1517_78559491"/></text:h>
                </text:list-item>
              </text:list>
            </text:list-item>
          </text:list>
        </text:list-item>
      </text:list>
      <text:p text:style-name="P35">This type executes all commands.</text:p>
      <text:list xml:id="list184529425627010" text:continue-numbering="true" text:style-name="Outline">
        <text:list-item>
          <text:list>
            <text:list-item>
              <text:h text:style-name="P128" text:outline-level="2"><text:bookmark-start text:name="__RefHeading__512_1705256343"/>Execution<text:bookmark-end text:name="__RefHeading__512_1705256343"/></text:h>
            </text:list-item>
          </text:list>
        </text:list-item>
      </text:list>
      <text:p text:style-name="P8">Execution targets can be defined by ID. The ID can be passed to the program to select the targets which shall be executed. Each execution target can hold any number of execution chains.</text:p>
      <text:p text:style-name="P8">An execution chain consists of process templates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8">s</text:span> all tasks.</text:p>
      <text:p text:style-name="Textkörper_20_-_20_Example">The output of many processes can be combined by the pipe operator <text:span text:style-name="Inline_20_Code">|</text:span>. This also <text:span text:style-name="T6">instructs the program to execute all these processes in parallel.</text:span></text:p>
      <text:p text:style-name="Quellcode">(Process1 | Process 2) &gt; Process3</text:p>
      <text:p text:style-name="P12">Execute <text:span text:style-name="Inline_20_Code">Process1</text:span> and <text:span text:style-name="Inline_20_Code">Process2</text:span> in parallel and use both output<text:span text:style-name="T19">s</text:span> as input for <text:span text:style-name="Inline_20_Code">Process3</text:span> after both processes have been finished.</text:p>
      <text:p text:style-name="P11"><text:soft-page-break/>All execution chains within an execution target are executed in parallel.</text:p>
      <text:p text:style-name="P13"><text:span text:style-name="T30">One or more</text:span> input file mask<text:span text:style-name="T30">s</text:span> can be passed to a process template to overwrite its input file list. Th<text:span text:style-name="T30">ese</text:span> input file mask<text:span text:style-name="T30">s</text:span> <text:span text:style-name="T30">are</text:span> given as regular expression.</text:p>
      <text:p text:style-name="Textkörper_20_-_20_Example">Example:</text:p>
      <text:p text:style-name="Quellcode">Proces<text:span text:style-name="T35">s1(</text:span><text:span text:style-name="T32">“</text:span>/a/.*.jpg”) &gt; Process2</text:p>
      <text:p text:style-name="P14">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28">It is also possible to pass variables to a process template by assigning them just in place. Alternatively it is possible to pass predefined variables.</text:p>
      <text:p text:style-name="Textkörper_20_-_20_Example">Example:</text:p>
      <text:p text:style-name="Quellcode">Process1(var =<text:span text:style-name="T33"> “value”, </text:span><text:span text:style-name="T34">predefined</text:span>) &gt; Process2</text:p>
      <text:p text:style-name="P27">This will pass the variable<text:span text:style-name="T38">s</text:span> <text:span text:style-name="Inline_20_Code"><text:span text:style-name="T37">var</text:span></text:span> with the value <text:span text:style-name="Inline_20_Code"><text:span text:style-name="T37">value</text:span></text:span> <text:span text:style-name="T38">and </text:span><text:span text:style-name="Inline_20_Code"><text:span text:style-name="T37">predefined</text:span></text:span><text:span text:style-name="T38"> the </text:span>to the process template <text:span text:style-name="Inline_20_Code"><text:span text:style-name="T31">Process1</text:span></text:span>. All references to this variable will be resolved within the commands of the process template.</text:p>
      <text:p text:style-name="P16">The capture groups of the defined regular expression are also available within the process block. This is also true for named capture groups.</text:p>
      <text:p text:style-name="P32">Alternatively it is possible to pass the path to a file which holds a list of input files. This is done by using a <text:span text:style-name="Inline_20_Code">@</text:span> at the <text:span text:style-name="T48">beginning</text:span> of the string.</text:p>
      <text:p text:style-name="Textkörper_20_-_20_Example">Example:</text:p>
      <text:p text:style-name="Quellcode">Process1(“@/a/filelist”) &gt; Process2</text:p>
      <text:p text:style-name="P33">This will read the files stored in <text:span text:style-name="Inline_20_Code">/a/filelist</text:span> line by line and passes those as input to <text:span text:style-name="Inline_20_Code">Process1</text:span>. <text:span text:style-name="T47">Non-existing files will be ignored from the list.</text:span></text:p>
      <text:p text:style-name="P44">Passing a <text:span text:style-name="Inline_20_Code">+</text:span> as first process parameter will use the previous output files as input in addition to the new dependencies provided. Not doing so will only use the new dependencies by default.</text:p>
      <text:list xml:id="list184528119218458" text:continue-numbering="true" text:style-name="Outline">
        <text:list-item>
          <text:list>
            <text:list-item>
              <text:h text:style-name="P129" text:outline-level="2"><text:bookmark-start text:name="__RefHeading___Toc1760_85231407"/>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text:soft-page-break/>IdString = ("_" | LowerLetter | UpperLetter), { "_" | LowerLetter | UpperLetter | Digit } ;</text:p>
      <text:p text:style-name="Quellcode_20_-_20_Blocks">ValueString = ('"', { Character - <text:span text:style-name="T3">EndOfLine</text:span> }, '"') | ("'", { Character - <text:span text:style-name="T3">EndOfLine</text:span> }, "'") ;</text:p>
      <text:p text:style-name="Quellcode_20_-_20_Blocks">NonEmptyValueString = ('"', Character, { Character - <text:span text:style-name="T3">EndOfLine</text:span> }, '"')<text:line-break/>| ("'", Character, { Character - <text:span text:style-name="T3">EndOfLine</text:span> }, "'") ;</text:p>
      <text:p text:style-name="Quellcode_20_-_20_Blocks">Variable<text:span text:style-name="T43">Removal</text:span> = "<text:span text:style-name="T43">unset</text:span>", IdString, { ",", IdString <text:span text:style-name="T44">}</text:span> ;</text:p>
      <text:p text:style-name="Quellcode_20_-_20_Blocks">VariableAssignment = IdString, "=", ValueString ;</text:p>
      <text:p text:style-name="P97">Pragma = "@", (<text:line-break/>(("enable" | "disable"), ("environment-variables" | "variable-checking" | "command-checking" <text:span text:style-name="T22">| "full-recursive-match" | "remove-temporaries" | "clean-up-incompletes" | "remove-remains"</text:span>))<text:line-break/><text:span text:style-name="T25">| ("shell", (IdString | (":", IdString, "{", { VariableAssignment }, "}")))<text:line-break/>| ("verbosity", ("ERROR" | "WARN" | "INFO" | "DEBUG"))</text:span><text:line-break/>| (<text:span text:style-name="T23">(</text:span>"<text:span text:style-name="T23">error" | "warn" | "info" | </text:span>"debug"<text:span text:style-name="T23">)</text:span>, (IdString | ValueString <text:span text:style-name="T68">| "*"</text:span>))<text:line-break/>| ("<text:span text:style-name="T64">import</text:span>", NonEmptyValueString) )<text:line-break/>| ("include", NonEmptyValueString) ) ;</text:p>
      <text:p text:style-name="Quellcode_20_-_20_Blocks">BooleanCheck = (IdString | ValueString), [ ((("is", [ "not" ]) | ("=" | "!=")), ("set" | ValueString | "file" | "directory" | "regex" | "<text:span text:style-name="T58">true</text:span>" | "<text:span text:style-name="T58">false</text:span>" | IdString)) | <text:span text:style-name="T51">(</text:span>(<text:span text:style-name="T51">("is", [ "not" ], "like") | ("~" | "!~")</text:span>), <text:span text:style-name="T57">ValueString) </text:span>] ;</text:p>
      <text:p text:style-name="Quellcode_20_-_20_Blocks">BooleanAnd = ("and" | "&amp;&amp;"), BooleanTerm ;</text:p>
      <text:p text:style-name="Quellcode_20_-_20_Blocks">BooleanAndOrTerm = BooleanTerm, <text:span text:style-name="T59">{ BooleanAnd }</text:span> ;</text:p>
      <text:p text:style-name="Quellcode_20_-_20_Blocks">Boolean<text:span text:style-name="T51">Or</text:span> = ("<text:span text:style-name="T51">or</text:span>" | "<text:span text:style-name="T51">||</text:span>"), <text:span text:style-name="T51">BooleanAndOrTerm </text:span>;</text:p>
      <text:p text:style-name="Quellcode_20_-_20_Blocks">BooleanTerm = <text:span text:style-name="T59">[ "not" | "!" ], </text:span>("(", BooleanExpression, ")") | BooleanCheck ;</text:p>
      <text:p text:style-name="Quellcode_20_-_20_Blocks">BooleanExpression = <text:span text:style-name="T59">BooleanAndOrTerm, { BooleanOr }</text:span> ;</text:p>
      <text:p text:style-name="Quellcode_20_-_20_Blocks">PragmaIfBlock = Grammar ;</text:p>
      <text:p text:style-name="P98">PragmaIf = "@if", BooleanExpression, PragmaIfBlock, { "@else", "if", BooleanExpression, PragmaIfBlock }, [ "@else", BooleanExpression, PragmaIfBlock ], "@end" ;</text:p>
      <text:p text:style-name="P98"><text:span text:style-name="T71">Execution</text:span>PragmaIfBlock = <text:span text:style-name="T71">ExecutionExpression</text:span> ;</text:p>
      <text:p text:style-name="P98"><text:span text:style-name="T71">Execution</text:span>PragmaIf = "@if", BooleanExpression, <text:span text:style-name="T71">Execution</text:span>PragmaIfBlock, { "@else", "if", BooleanExpression, <text:span text:style-name="T71">Execution</text:span>PragmaIfBlock }, [ "@else", BooleanExpression, <text:span text:style-name="T71">Execution</text:span>PragmaIfBlock ], "@end" ;</text:p>
      <text:p text:style-name="Quellcode_20_-_20_Blocks"><text:span text:style-name="T52">I</text:span>nputFileFilter = NonEmptyValueString ;</text:p>
      <text:p text:style-name="P96"><text:soft-page-break/>DestinationVariable = <text:span text:style-name="T26">[</text:span>"<text:span text:style-name="T26">~</text:span>"<text:span text:style-name="T26">], </text:span>"destination", ["[", ("0" | <text:span text:style-name="T41">(</text:span>NonZeroDigit, {Digit}<text:span text:style-name="T41">)</text:span>), "]"], "=", ValueString ;</text:p>
      <text:p text:style-name="P96"><text:span text:style-name="T69">Dependency</text:span>Variable = "<text:span text:style-name="T69">dependency</text:span>", ["[", ("0" | <text:span text:style-name="T41">(</text:span>NonZeroDigit, {Digit}<text:span text:style-name="T41">)</text:span>), "]"], "=", ValueString ;</text:p>
      <text:p text:style-name="Quellcode_20_-_20_Blocks">CommandLineStart = <text:span text:style-name="T3">{ Character - </text:span>(<text:span text:style-name="T28">"\"</text:span>, <text:span text:style-name="T3">EndOfLine</text:span>)<text:span text:style-name="T3"> } ;</text:span></text:p>
      <text:p text:style-name="Quellcode_20_-_20_Blocks">CommandLineEnd = <text:span text:style-name="T28">"\"</text:span>, <text:span text:style-name="T3">EndOfLine ;</text:span></text:p>
      <text:p text:style-name="Quellcode_20_-_20_Blocks">Command = <text:span text:style-name="T3">CommandLineStart, { CommandLineEnd, CommandLineStart } ;</text:span></text:p>
      <text:p text:style-name="P96">ProcessBlock = <text:span text:style-name="T50">((</text:span>("foreach" | "all"), <text:span text:style-name="T73">[ </text:span>InputFilter <text:span text:style-name="T73">]) | "none")</text:span>, "{", { DestinationVariable <text:span text:style-name="T69">| DependencyVariable</text:span> | VariableAssignment | Command }, "}" ;</text:p>
      <text:p text:style-name="Quellcode_20_-_20_Blocks">ProcessPragamInclude = "@include", IdString ;</text:p>
      <text:p text:style-name="Quellcode_20_-_20_Blocks">Process = "process", ":", IdString, "{", {ProcessBlock <text:span text:style-name="T49">| ProcessPragamInclude</text:span> }, "}" ;</text:p>
      <text:p text:style-name="Quellcode_20_-_20_Blocks">ProcessParameterList = <text:span text:style-name="T63">"+" | (["+", ","], (IdString <text:s/>| VariableAssignment </text:span>| NonEmptyValueString<text:span text:style-name="T39">)</text:span>, { <text:span text:style-name="T3">",", (IdString <text:s/>| VariableAssignment </text:span>| NonEmptyValueString<text:span text:style-name="T39">)</text:span> }<text:span text:style-name="T63">)</text:span>;</text:p>
      <text:p text:style-name="Quellcode_20_-_20_Blocks">ProcessElement = [ "!" ], IdString, ["(", <text:span text:style-name="T29">ProcessParameterList</text:span>, ")"] ;</text:p>
      <text:p text:style-name="Quellcode_20_-_20_Blocks">Parallel = Term, "|", Term, { "|", Term } ;</text:p>
      <text:p text:style-name="Quellcode_20_-_20_Blocks">Dependencies = Term, "&gt;", Term, { "&gt;", Term } ;</text:p>
      <text:p text:style-name="Quellcode_20_-_20_Blocks">Term = ("(", Expression, ")") <text:span text:style-name="T61">| ProcessElement</text:span> ;</text:p>
      <text:p text:style-name="Quellcode_20_-_20_Blocks"><text:span text:style-name="T49">ExecutionPragamInclude</text:span> = "@include", IdString ;</text:p>
      <text:p text:style-name="P98">Expression = Dependencies | Parallel <text:span text:style-name="T61">| Term</text:span> ;<text:line-break/><text:line-break/>Execution<text:span text:style-name="T71">Expression = <text:s/>Expression | Term | ExecutionPragamInclude | ExecutionPragmaIf ;</text:span></text:p>
      <text:p text:style-name="P98">Execution = "execution", ":", IdString, "{", { Execution<text:span text:style-name="T71">Expression</text:span> }, "}" ;</text:p>
      <text:p text:style-name="Quellcode_20_-_20_Blocks">Grammar = { Pragma <text:span text:style-name="T51">| PragmaIf</text:span> | VariableAssignment<text:span text:style-name="T39">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 - <text:span text:style-name="MT1">Version </text:span><text:span text:style-name="MT1"><text:user-defined style:data-style-name="N0" text:name="Version">1.1.0</text:user-defined></text:span></text:p>
      </style:header>
      <style:footer>
        <text:p text:style-name="MP1">© Copyright <text:user-defined style:data-style-name="N0" text:name="Autor">Daniel Starke</text:user-defined>, 2015-<text:span text:style-name="MT2">2016</text:span><text:tab/><text:tab/><text:page-number style:num-format="1" text:select-page="current">15</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 - <text:span text:style-name="MT1">Version </text:span><text:span text:style-name="MT1"><text:user-defined style:data-style-name="N0" text:name="Version">1.1.0</text:user-defined></text:span></text:p>
      </style:header>
      <style:footer>
        <text:p text:style-name="MP1">© Copyright <text:user-defined style:data-style-name="N0" text:name="Autor">Daniel Starke</text:user-defined>, 2015-<text:span text:style-name="MT2">2016</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0.5.2$Windows_X86_64 LibreOffice_project/55b006a02d247b5f7215fc6ea0fde844b30035b3</meta:generator>
    <meta:editing-cycles>167</meta:editing-cycles>
    <meta:editing-duration>PT13H2M53S</meta:editing-duration>
    <dc:title>Parallel Processor User Manual</dc:title>
    <dc:date>2016-11-01T18:45:27.769000000</dc:date>
    <meta:document-statistic meta:table-count="6" meta:image-count="0" meta:object-count="0" meta:page-count="23" meta:paragraph-count="499" meta:word-count="5660" meta:character-count="34783" meta:non-whitespace-character-count="29415"/>
    <meta:user-defined meta:name="Autor">Daniel Starke</meta:user-defined>
    <meta:user-defined meta:name="Version">1.1.0</meta:user-defined>
  </office:meta>
</office:document-meta>
</file>